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ontserrat" svg:font-family="Montserrat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16.575cm"/>
    </style:style>
    <style:style style:name="Table1.A1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094cm" style:rel-column-width="19637*"/>
    </style:style>
    <style:style style:name="Table2.B" style:family="table-column">
      <style:table-column-properties style:column-width="11.906cm" style:rel-column-width="4589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4ed67" officeooo:paragraph-rsid="0004ed67"/>
    </style:style>
    <style:style style:name="P2" style:family="paragraph" style:parent-style-name="Standard">
      <style:text-properties fo:language="en" fo:country="US" officeooo:rsid="0004ed67" officeooo:paragraph-rsid="00053ebc"/>
    </style:style>
    <style:style style:name="P3" style:family="paragraph" style:parent-style-name="Standard">
      <style:text-properties fo:language="en" fo:country="US" officeooo:rsid="0004ed67" officeooo:paragraph-rsid="000d0072"/>
    </style:style>
    <style:style style:name="P4" style:family="paragraph" style:parent-style-name="Standard">
      <style:text-properties fo:language="en" fo:country="US" officeooo:rsid="0004ed67" officeooo:paragraph-rsid="0010a6d6"/>
    </style:style>
    <style:style style:name="P5" style:family="paragraph" style:parent-style-name="Standard">
      <style:text-properties fo:language="en" fo:country="US" officeooo:rsid="00053ebc" officeooo:paragraph-rsid="00053ebc"/>
    </style:style>
    <style:style style:name="P6" style:family="paragraph" style:parent-style-name="Standard">
      <style:text-properties fo:language="en" fo:country="US" officeooo:rsid="00066d46" officeooo:paragraph-rsid="00066d46"/>
    </style:style>
    <style:style style:name="P7" style:family="paragraph" style:parent-style-name="Standard">
      <style:text-properties fo:language="en" fo:country="US" officeooo:rsid="00095ee8" officeooo:paragraph-rsid="00095ee8"/>
    </style:style>
    <style:style style:name="P8" style:family="paragraph" style:parent-style-name="Standard">
      <style:text-properties fo:language="en" fo:country="US" officeooo:rsid="000a2d50" officeooo:paragraph-rsid="000a2d50"/>
    </style:style>
    <style:style style:name="P9" style:family="paragraph" style:parent-style-name="Standard">
      <style:text-properties fo:language="en" fo:country="US" officeooo:rsid="000b35fa" officeooo:paragraph-rsid="000b35fa"/>
    </style:style>
    <style:style style:name="P10" style:family="paragraph" style:parent-style-name="Standard">
      <style:text-properties fo:language="en" fo:country="US" fo:font-weight="bold" officeooo:rsid="0004ed67" officeooo:paragraph-rsid="0004ed67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140122" officeooo:paragraph-rsid="00140122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162c6d" officeooo:paragraph-rsid="00162c6d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24a544" officeooo:paragraph-rsid="0024a544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24a544" officeooo:paragraph-rsid="0061c862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4d09d9" officeooo:paragraph-rsid="004d09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4e1601" officeooo:paragraph-rsid="004e1601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4fe18a" officeooo:paragraph-rsid="004fe18a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6822ab" officeooo:paragraph-rsid="006822ab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6c90fe" officeooo:paragraph-rsid="006c90fe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066d46" officeooo:paragraph-rsid="0063a8aa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65cf75" officeooo:paragraph-rsid="0065cf75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e6b10" officeooo:paragraph-rsid="00be6b1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f8108" officeooo:paragraph-rsid="00be6b10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c5d09f" officeooo:paragraph-rsid="00c5d09f" style:font-weight-asian="bold" style:font-weight-complex="bold"/>
    </style:style>
    <style:style style:name="P25" style:family="paragraph" style:parent-style-name="Standard">
      <style:text-properties fo:language="en" fo:country="US" officeooo:rsid="00140122" officeooo:paragraph-rsid="00140122"/>
    </style:style>
    <style:style style:name="P26" style:family="paragraph" style:parent-style-name="Standard">
      <style:text-properties fo:language="en" fo:country="US" officeooo:rsid="001521db" officeooo:paragraph-rsid="001521db"/>
    </style:style>
    <style:style style:name="P27" style:family="paragraph" style:parent-style-name="Standard">
      <style:text-properties fo:language="en" fo:country="US" fo:font-style="normal" fo:font-weight="normal" officeooo:rsid="00169db3" officeooo:paragraph-rsid="00169db3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language="en" fo:country="US" fo:font-style="normal" fo:font-weight="normal" officeooo:rsid="00169db3" officeooo:paragraph-rsid="007329e4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language="en" fo:country="US" fo:font-style="normal" fo:font-weight="normal" officeooo:rsid="00169db3" officeooo:paragraph-rsid="00751ed2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169db3" officeooo:paragraph-rsid="007616fc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0169db3" officeooo:paragraph-rsid="0076cfc7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0169db3" officeooo:paragraph-rsid="007811a8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017c3a9" officeooo:paragraph-rsid="0017c3a9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017ecf9" officeooo:paragraph-rsid="0017ecf9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059a380" officeooo:paragraph-rsid="0059a380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05b7dd4" officeooo:paragraph-rsid="005b7dd4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070ea65" officeooo:paragraph-rsid="0070ea65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0714a00" officeooo:paragraph-rsid="00714a00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079e104" officeooo:paragraph-rsid="0079e10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07d3572" officeooo:paragraph-rsid="007d357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07db921" officeooo:paragraph-rsid="007db921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0751ed2" officeooo:paragraph-rsid="00751ed2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083c208" officeooo:paragraph-rsid="0083c208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bold" officeooo:rsid="0017ecf9" officeooo:paragraph-rsid="0017ecf9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language="en" fo:country="US" fo:font-style="normal" fo:font-weight="bold" officeooo:rsid="007d3572" officeooo:paragraph-rsid="007d3572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language="en" fo:country="US" fo:font-style="normal" fo:font-weight="bold" officeooo:rsid="0070ea65" officeooo:paragraph-rsid="0070ea65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language="en" fo:country="US" fo:font-style="normal" fo:font-weight="bold" officeooo:rsid="00751ed2" officeooo:paragraph-rsid="007329e4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language="en" fo:country="US" fo:font-style="normal" fo:font-weight="bold" officeooo:rsid="007db921" officeooo:paragraph-rsid="007db921" style:font-style-asian="normal" style:font-weight-asian="bold" style:font-style-complex="normal" style:font-weight-complex="bold"/>
    </style:style>
    <style:style style:name="P49" style:family="paragraph" style:parent-style-name="Standard">
      <style:text-properties fo:language="en" fo:country="US" fo:font-style="normal" fo:font-weight="bold" officeooo:rsid="00816414" officeooo:paragraph-rsid="00816414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language="en" fo:country="US" fo:font-style="normal" fo:font-weight="bold" officeooo:rsid="0083c208" officeooo:paragraph-rsid="0083c208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language="en" fo:country="US" fo:font-style="normal" fo:font-weight="bold" officeooo:rsid="00856c81" officeooo:paragraph-rsid="00856c81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language="en" fo:country="US" fo:font-weight="normal" officeooo:rsid="0024a544" officeooo:paragraph-rsid="0024a544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24a544" officeooo:paragraph-rsid="0061c862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263cb0" officeooo:paragraph-rsid="00263cb0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27421a" officeooo:paragraph-rsid="0027421a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27722e" officeooo:paragraph-rsid="0027722e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2b1cf5" officeooo:paragraph-rsid="002b1cf5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2c86f5" officeooo:paragraph-rsid="002c86f5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2a0a86" officeooo:paragraph-rsid="006a0ca0" style:font-weight-asian="normal" style:font-weight-complex="normal"/>
    </style:style>
    <style:style style:name="P60" style:family="paragraph" style:parent-style-name="Standard">
      <style:text-properties fo:language="en" fo:country="US" fo:font-weight="normal" officeooo:rsid="002a0a86" officeooo:paragraph-rsid="002a0a86" style:font-weight-asian="normal" style:font-weight-complex="normal"/>
    </style:style>
    <style:style style:name="P61" style:family="paragraph" style:parent-style-name="Standard">
      <style:text-properties fo:language="en" fo:country="US" fo:font-weight="normal" officeooo:rsid="004b725e" officeooo:paragraph-rsid="004b725e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4cd8e5" officeooo:paragraph-rsid="004cd8e5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4cd8e5" officeooo:paragraph-rsid="004d09d9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4cd8e5" officeooo:paragraph-rsid="0061c862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4e1601" officeooo:paragraph-rsid="004e1601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4fe18a" officeooo:paragraph-rsid="004fe18a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4fe18a" officeooo:paragraph-rsid="0061c862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602251" officeooo:paragraph-rsid="00602251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4d09d9" officeooo:paragraph-rsid="004d09d9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4d09d9" officeooo:paragraph-rsid="0061c862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532997" officeooo:paragraph-rsid="00532997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532997" officeooo:paragraph-rsid="006c90fe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532997" officeooo:paragraph-rsid="00c5d09f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65cf75" officeooo:paragraph-rsid="0065cf75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66bbcc" officeooo:paragraph-rsid="0066bbcc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6822ab" officeooo:paragraph-rsid="006822ab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6a0ca0" officeooo:paragraph-rsid="006a0ca0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be6b10" officeooo:paragraph-rsid="00be6b10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bf8108" officeooo:paragraph-rsid="00bf8108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c142d7" officeooo:paragraph-rsid="00c142d7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5190bb" officeooo:paragraph-rsid="00532997" style:font-weight-asian="normal" style:font-weight-complex="normal"/>
    </style:style>
    <style:style style:name="P82" style:family="paragraph" style:parent-style-name="Standard">
      <style:text-properties officeooo:paragraph-rsid="00053ebc"/>
    </style:style>
    <style:style style:name="P83" style:family="paragraph" style:parent-style-name="Standard">
      <style:text-properties officeooo:paragraph-rsid="00066d46"/>
    </style:style>
    <style:style style:name="P84" style:family="paragraph" style:parent-style-name="Standard">
      <style:text-properties officeooo:rsid="00095ee8" officeooo:paragraph-rsid="00095ee8"/>
    </style:style>
    <style:style style:name="P85" style:family="paragraph" style:parent-style-name="Standard">
      <style:text-properties officeooo:rsid="000a2d50" officeooo:paragraph-rsid="000b35fa"/>
    </style:style>
    <style:style style:name="P86" style:family="paragraph" style:parent-style-name="Standard">
      <style:text-properties officeooo:rsid="000aef84" officeooo:paragraph-rsid="000aef84"/>
    </style:style>
    <style:style style:name="P87" style:family="paragraph" style:parent-style-name="Standard">
      <style:text-properties fo:font-weight="bold" officeooo:paragraph-rsid="009d5dec" style:font-weight-asian="bold" style:font-weight-complex="bold"/>
    </style:style>
    <style:style style:name="P88" style:family="paragraph" style:parent-style-name="Standard">
      <style:text-properties officeooo:rsid="0017c3a9" officeooo:paragraph-rsid="0017c3a9"/>
    </style:style>
    <style:style style:name="P89" style:family="paragraph" style:parent-style-name="Standard">
      <style:text-properties officeooo:paragraph-rsid="0017ecf9"/>
    </style:style>
    <style:style style:name="P90" style:family="paragraph" style:parent-style-name="Standard">
      <style:text-properties officeooo:paragraph-rsid="0027421a"/>
    </style:style>
    <style:style style:name="P91" style:family="paragraph" style:parent-style-name="Standard">
      <style:text-properties officeooo:rsid="002c86f5" officeooo:paragraph-rsid="002c86f5"/>
    </style:style>
    <style:style style:name="P92" style:family="paragraph" style:parent-style-name="Standard">
      <style:text-properties officeooo:paragraph-rsid="002c86f5"/>
    </style:style>
    <style:style style:name="P93" style:family="paragraph" style:parent-style-name="Standard">
      <style:text-properties officeooo:rsid="002ef024" officeooo:paragraph-rsid="002ef024"/>
    </style:style>
    <style:style style:name="P94" style:family="paragraph" style:parent-style-name="Standard">
      <style:text-properties officeooo:rsid="002ef024" officeooo:paragraph-rsid="002f45be"/>
    </style:style>
    <style:style style:name="P95" style:family="paragraph" style:parent-style-name="Standard">
      <style:text-properties style:font-name="Liberation Serif" fo:language="en" fo:country="US" fo:font-style="normal" fo:font-weight="normal" officeooo:rsid="00400015" officeooo:paragraph-rsid="00332144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style:font-name="Liberation Serif" fo:language="en" fo:country="US" fo:font-style="normal" fo:font-weight="normal" officeooo:rsid="00400015" officeooo:paragraph-rsid="00400015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style:font-name="Liberation Serif" fo:language="en" fo:country="US" fo:font-style="normal" fo:font-weight="normal" officeooo:rsid="0082e730" officeooo:paragraph-rsid="0082e730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style:font-name="Liberation Serif" fo:language="en" fo:country="US" fo:font-style="normal" fo:font-weight="normal" officeooo:rsid="00867a94" officeooo:paragraph-rsid="00867a94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style:font-name="Liberation Serif" fo:language="en" fo:country="US" fo:font-style="normal" fo:font-weight="normal" officeooo:rsid="009a59a1" officeooo:paragraph-rsid="009a59a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style:font-name="Liberation Serif" fo:language="en" fo:country="US" fo:font-style="normal" fo:font-weight="normal" officeooo:rsid="009d5dec" officeooo:paragraph-rsid="009d5dec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style:font-name="Liberation Serif" fo:language="en" fo:country="US" fo:font-style="normal" fo:font-weight="bold" officeooo:rsid="00867a94" officeooo:paragraph-rsid="00867a94" style:font-style-asian="normal" style:font-weight-asian="bold" style:font-style-complex="normal" style:font-weight-complex="bold"/>
    </style:style>
    <style:style style:name="P102" style:family="paragraph" style:parent-style-name="Standard">
      <style:text-properties style:font-name="Liberation Serif" fo:font-style="normal" fo:font-weight="normal" officeooo:paragraph-rsid="00400015"/>
    </style:style>
    <style:style style:name="P103" style:family="paragraph" style:parent-style-name="Standard">
      <style:text-properties fo:font-variant="normal" fo:text-transform="none" fo:color="#000000" style:font-name="Montserrat" fo:letter-spacing="normal" fo:font-style="normal" fo:font-weight="normal" officeooo:paragraph-rsid="00400015"/>
    </style:style>
    <style:style style:name="P104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400015"/>
    </style:style>
    <style:style style:name="P105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69e35" officeooo:paragraph-rsid="00869e35"/>
    </style:style>
    <style:style style:name="P106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69e35" officeooo:paragraph-rsid="00b69c52"/>
    </style:style>
    <style:style style:name="P107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69e35" officeooo:paragraph-rsid="00869e35" style:font-weight-asian="normal" style:font-weight-complex="normal"/>
    </style:style>
    <style:style style:name="P108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7a0cb" officeooo:paragraph-rsid="0087a0cb" style:font-weight-asian="normal" style:font-weight-complex="normal"/>
    </style:style>
    <style:style style:name="P109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b025b" officeooo:paragraph-rsid="008b025b" style:font-weight-asian="normal" style:font-weight-complex="normal"/>
    </style:style>
    <style:style style:name="P110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13cfa" officeooo:paragraph-rsid="00913cfa" style:font-weight-asian="normal" style:font-weight-complex="normal"/>
    </style:style>
    <style:style style:name="P111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26924" officeooo:paragraph-rsid="00a0d1cf" style:font-weight-asian="normal" style:font-weight-complex="normal"/>
    </style:style>
    <style:style style:name="P112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b8971a" officeooo:paragraph-rsid="00b8971a" style:font-weight-asian="normal" style:font-weight-complex="normal"/>
    </style:style>
    <style:style style:name="P113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c0100" officeooo:paragraph-rsid="008c0100"/>
    </style:style>
    <style:style style:name="P114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d6c99" officeooo:paragraph-rsid="008d6c99"/>
    </style:style>
    <style:style style:name="P115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8d6c99" officeooo:paragraph-rsid="008f0d3e"/>
    </style:style>
    <style:style style:name="P116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209d8" officeooo:paragraph-rsid="009209d8"/>
    </style:style>
    <style:style style:name="P117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392d5" officeooo:paragraph-rsid="009392d5"/>
    </style:style>
    <style:style style:name="P118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d5dec" officeooo:paragraph-rsid="009d5dec"/>
    </style:style>
    <style:style style:name="P119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9ee44d" officeooo:paragraph-rsid="009ee44d"/>
    </style:style>
    <style:style style:name="P120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57c23" officeooo:paragraph-rsid="00a57c23"/>
    </style:style>
    <style:style style:name="P121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86be0" officeooo:paragraph-rsid="00a86be0"/>
    </style:style>
    <style:style style:name="P122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86be0" officeooo:paragraph-rsid="00a97fc0"/>
    </style:style>
    <style:style style:name="P123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97fc0" officeooo:paragraph-rsid="00a97fc0"/>
    </style:style>
    <style:style style:name="P124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0d1cf" officeooo:paragraph-rsid="00a0d1cf"/>
    </style:style>
    <style:style style:name="P125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6b88d" officeooo:paragraph-rsid="00a6cdfb" style:font-weight-asian="bold" style:font-weight-complex="bold"/>
    </style:style>
    <style:style style:name="P126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a6b88d" officeooo:paragraph-rsid="00a6b88d" style:font-weight-asian="bold" style:font-weight-complex="bold"/>
    </style:style>
    <style:style style:name="P127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normal" officeooo:rsid="00b69c52" officeooo:paragraph-rsid="00b69c52"/>
    </style:style>
    <style:style style:name="P128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869e35" officeooo:paragraph-rsid="00869e35" style:font-weight-asian="bold" style:font-weight-complex="bold"/>
    </style:style>
    <style:style style:name="P129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87a0cb" officeooo:paragraph-rsid="0087a0cb" style:font-weight-asian="bold" style:font-weight-complex="bold"/>
    </style:style>
    <style:style style:name="P130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8b025b" officeooo:paragraph-rsid="008b025b" style:font-weight-asian="bold" style:font-weight-complex="bold"/>
    </style:style>
    <style:style style:name="P131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8c0100" officeooo:paragraph-rsid="008c0100" style:font-weight-asian="bold" style:font-weight-complex="bold"/>
    </style:style>
    <style:style style:name="P132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9209d8" officeooo:paragraph-rsid="009209d8" style:font-weight-asian="bold" style:font-weight-complex="bold"/>
    </style:style>
    <style:style style:name="P133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a57c23" officeooo:paragraph-rsid="00a57c23" style:font-weight-asian="bold" style:font-weight-complex="bold"/>
    </style:style>
    <style:style style:name="P134" style:family="paragraph" style:parent-style-name="Standard">
      <style:text-properties fo:font-variant="normal" fo:text-transform="none" fo:color="#000000" style:font-name="Liberation Serif" fo:letter-spacing="normal" fo:language="en" fo:country="US" fo:font-style="normal" fo:font-weight="bold" officeooo:rsid="00a97fc0" officeooo:paragraph-rsid="00a97fc0" style:font-weight-asian="bold" style:font-weight-complex="bold"/>
    </style:style>
    <style:style style:name="P135" style:family="paragraph" style:parent-style-name="Standard">
      <style:text-properties fo:font-variant="normal" fo:text-transform="none" fo:color="#000000" fo:letter-spacing="normal" fo:font-style="normal" fo:font-weight="normal" officeooo:paragraph-rsid="00a6b88d"/>
    </style:style>
    <style:style style:name="P136" style:family="paragraph" style:parent-style-name="Standard">
      <style:text-properties fo:font-variant="normal" fo:text-transform="none" fo:color="#000000" fo:letter-spacing="normal" fo:font-style="normal" fo:font-weight="normal" officeooo:paragraph-rsid="00a6cdfb"/>
    </style:style>
    <style:style style:name="P137" style:family="paragraph" style:parent-style-name="Standard">
      <style:text-properties officeooo:paragraph-rsid="005190bb"/>
    </style:style>
    <style:style style:name="P138" style:family="paragraph" style:parent-style-name="Standard">
      <style:text-properties officeooo:paragraph-rsid="00532997"/>
    </style:style>
    <style:style style:name="P139" style:family="paragraph" style:parent-style-name="Standard">
      <style:text-properties officeooo:rsid="005665c5" officeooo:paragraph-rsid="005665c5"/>
    </style:style>
    <style:style style:name="P140" style:family="paragraph" style:parent-style-name="Standard">
      <style:text-properties fo:font-size="14pt" fo:language="en" fo:country="US" fo:font-style="normal" fo:font-weight="bold" officeooo:rsid="0059a380" officeooo:paragraph-rsid="0059a380" style:font-size-asian="14pt" style:font-style-asian="normal" style:font-weight-asian="bold" style:font-size-complex="14pt" style:font-style-complex="normal" style:font-weight-complex="bold"/>
    </style:style>
    <style:style style:name="P141" style:family="paragraph" style:parent-style-name="Standard">
      <style:text-properties fo:font-size="12pt" fo:language="en" fo:country="US" fo:font-style="normal" fo:font-weight="normal" officeooo:rsid="0059a380" officeooo:paragraph-rsid="0059a380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officeooo:paragraph-rsid="0061c862"/>
    </style:style>
    <style:style style:name="P143" style:family="paragraph" style:parent-style-name="Standard">
      <style:text-properties officeooo:paragraph-rsid="00169db3"/>
    </style:style>
    <style:style style:name="P144" style:family="paragraph" style:parent-style-name="Standard">
      <style:text-properties officeooo:rsid="007db921" officeooo:paragraph-rsid="007db921"/>
    </style:style>
    <style:style style:name="P145" style:family="paragraph" style:parent-style-name="Standard">
      <style:text-properties officeooo:paragraph-rsid="00869e35"/>
    </style:style>
    <style:style style:name="P146" style:family="paragraph" style:parent-style-name="Standard">
      <style:text-properties officeooo:paragraph-rsid="008fb360"/>
    </style:style>
    <style:style style:name="P147" style:family="paragraph" style:parent-style-name="Standard">
      <style:text-properties officeooo:paragraph-rsid="00913cfa"/>
    </style:style>
    <style:style style:name="P148" style:family="paragraph" style:parent-style-name="Standard">
      <style:text-properties officeooo:paragraph-rsid="00a0d1cf"/>
    </style:style>
    <style:style style:name="P149" style:family="paragraph" style:parent-style-name="Standard">
      <style:text-properties officeooo:paragraph-rsid="009ee44d"/>
    </style:style>
    <style:style style:name="P150" style:family="paragraph" style:parent-style-name="Standard">
      <style:text-properties officeooo:paragraph-rsid="00ab6127"/>
    </style:style>
    <style:style style:name="P151" style:family="paragraph" style:parent-style-name="Standard">
      <style:text-properties officeooo:rsid="00162c6d" officeooo:paragraph-rsid="00162c6d"/>
    </style:style>
    <style:style style:name="P152" style:family="paragraph" style:parent-style-name="Standard">
      <style:text-properties fo:font-size="15pt" fo:language="en" fo:country="US" fo:font-weight="bold" officeooo:rsid="00bdfedd" officeooo:paragraph-rsid="00bdfedd" style:font-size-asian="15pt" style:font-weight-asian="bold" style:font-size-complex="15pt" style:font-weight-complex="bold"/>
    </style:style>
    <style:style style:name="P153" style:family="paragraph" style:parent-style-name="Standard">
      <style:text-properties officeooo:paragraph-rsid="00c5d09f"/>
    </style:style>
    <style:style style:name="P154" style:family="paragraph" style:parent-style-name="Standard">
      <style:text-properties style:use-window-font-color="true" officeooo:rsid="00c5d09f" officeooo:paragraph-rsid="00c5d09f"/>
    </style:style>
    <style:style style:name="P155" style:family="paragraph" style:parent-style-name="Standard">
      <style:text-properties style:use-window-font-color="true" fo:language="en" fo:country="US" fo:font-weight="normal" officeooo:rsid="00c5d09f" officeooo:paragraph-rsid="00c5d09f" style:font-weight-asian="normal" style:font-weight-complex="normal"/>
    </style:style>
    <style:style style:name="P156" style:family="paragraph" style:parent-style-name="Standard">
      <style:text-properties style:use-window-font-color="true" fo:language="en" fo:country="US" fo:font-weight="bold" officeooo:rsid="00c5d09f" officeooo:paragraph-rsid="00c5d09f" style:font-weight-asian="bold" style:font-weight-complex="bold"/>
    </style:style>
    <style:style style:name="P157" style:family="paragraph" style:parent-style-name="Standard">
      <style:text-properties fo:color="#c9211e" fo:language="en" fo:country="US" fo:font-weight="normal" officeooo:rsid="00532997" officeooo:paragraph-rsid="00532997" style:font-weight-asian="normal" style:font-weight-complex="normal"/>
    </style:style>
    <style:style style:name="P158" style:family="paragraph" style:parent-style-name="Standard">
      <style:text-properties officeooo:rsid="00c6228c" officeooo:paragraph-rsid="00c6228c"/>
    </style:style>
    <style:style style:name="P159" style:family="paragraph" style:parent-style-name="Standard">
      <style:text-properties officeooo:rsid="00c9bd1f" officeooo:paragraph-rsid="00c9bd1f"/>
    </style:style>
    <style:style style:name="P160" style:family="paragraph" style:parent-style-name="Table_20_Contents">
      <style:paragraph-properties fo:line-height="142%"/>
    </style:style>
    <style:style style:name="P161" style:family="paragraph" style:parent-style-name="Table_20_Contents">
      <style:text-properties fo:language="en" fo:country="US" officeooo:rsid="00856c81" officeooo:paragraph-rsid="00856c81"/>
    </style:style>
    <style:style style:name="P162" style:family="paragraph" style:parent-style-name="Table_20_Contents">
      <style:paragraph-properties fo:margin-top="0cm" fo:margin-bottom="0.499cm" loext:contextual-spacing="false" fo:line-height="142%" fo:text-align="justify" style:justify-single-word="false" fo:padding="0cm" fo:border="none"/>
      <style:text-properties fo:color="#000000" fo:font-size="12pt" fo:font-weight="bold"/>
    </style:style>
    <style:style style:name="P163" style:family="paragraph" style:parent-style-name="Table_20_Contents">
      <style:paragraph-properties fo:margin-top="0cm" fo:margin-bottom="0.499cm" loext:contextual-spacing="false" fo:line-height="142%" fo:text-align="justify" style:justify-single-word="false" fo:padding="0cm" fo:border="none"/>
      <style:text-properties fo:color="#000000" fo:font-size="12pt"/>
    </style:style>
    <style:style style:name="P164" style:family="paragraph" style:parent-style-name="Standard">
      <style:text-properties style:use-window-font-color="true" fo:language="en" fo:country="US" fo:font-weight="normal" officeooo:rsid="00c6228c" officeooo:paragraph-rsid="00c6228c" style:font-weight-asian="normal" style:font-weight-complex="normal"/>
    </style:style>
    <style:style style:name="P165" style:family="paragraph" style:parent-style-name="Standard">
      <style:text-properties style:use-window-font-color="true" fo:language="en" fo:country="US" fo:font-weight="normal" officeooo:rsid="00c9bd1f" officeooo:paragraph-rsid="00c9bd1f" style:font-weight-asian="normal" style:font-weight-complex="normal"/>
    </style:style>
    <style:style style:name="P166" style:family="paragraph" style:parent-style-name="Standard">
      <style:text-properties style:use-window-font-color="true" fo:language="en" fo:country="US" fo:font-weight="normal" officeooo:rsid="00cb86bd" officeooo:paragraph-rsid="00cb86bd" style:font-weight-asian="normal" style:font-weight-complex="normal"/>
    </style:style>
    <style:style style:name="P167" style:family="paragraph" style:parent-style-name="Standard">
      <style:text-properties style:use-window-font-color="true" fo:language="en" fo:country="US" fo:font-weight="normal" officeooo:rsid="00d0660d" officeooo:paragraph-rsid="00d0660d" style:font-weight-asian="normal" style:font-weight-complex="normal"/>
    </style:style>
    <style:style style:name="P168" style:family="paragraph" style:parent-style-name="Standard">
      <style:text-properties style:use-window-font-color="true" fo:language="en" fo:country="US" fo:font-weight="bold" officeooo:rsid="00c9bd1f" officeooo:paragraph-rsid="00c9bd1f" style:font-weight-asian="bold" style:font-weight-complex="bold"/>
    </style:style>
    <style:style style:name="P169" style:family="paragraph" style:parent-style-name="Standard">
      <style:text-properties officeooo:paragraph-rsid="00d0660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4ed67"/>
    </style:style>
    <style:style style:name="T3" style:family="text">
      <style:text-properties fo:language="en" fo:country="US" officeooo:rsid="00053ebc"/>
    </style:style>
    <style:style style:name="T4" style:family="text">
      <style:text-properties fo:language="en" fo:country="US" officeooo:rsid="00066d46"/>
    </style:style>
    <style:style style:name="T5" style:family="text">
      <style:text-properties fo:language="en" fo:country="US" officeooo:rsid="00070f8a"/>
    </style:style>
    <style:style style:name="T6" style:family="text">
      <style:text-properties fo:language="en" fo:country="US" officeooo:rsid="000b35fa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bold" officeooo:rsid="000b70c5" style:font-weight-asian="bold" style:font-weight-complex="bold"/>
    </style:style>
    <style:style style:name="T9" style:family="text">
      <style:text-properties fo:language="en" fo:country="US" fo:font-weight="bold" officeooo:rsid="002b1cf5" style:font-weight-asian="bold" style:font-weight-complex="bold"/>
    </style:style>
    <style:style style:name="T10" style:family="text">
      <style:text-properties fo:language="en" fo:country="US" fo:font-weight="bold" officeooo:rsid="00a6b88d" style:font-weight-asian="bold" style:font-weight-complex="bold"/>
    </style:style>
    <style:style style:name="T11" style:family="text">
      <style:text-properties fo:language="en" fo:country="US" fo:font-weight="bold" officeooo:rsid="00a6cdfb" style:font-weight-asian="bold" style:font-weight-complex="bold"/>
    </style:style>
    <style:style style:name="T12" style:family="text">
      <style:text-properties fo:language="en" fo:country="US" fo:font-weight="bold" officeooo:rsid="00bdfedd" style:font-weight-asian="bold" style:font-weight-complex="bold"/>
    </style:style>
    <style:style style:name="T13" style:family="text">
      <style:text-properties fo:language="en" fo:country="US" fo:font-weight="bold" officeooo:rsid="001521db" style:font-weight-asian="bold" style:font-weight-complex="bold"/>
    </style:style>
    <style:style style:name="T14" style:family="text">
      <style:text-properties fo:language="en" fo:country="US" fo:font-weight="bold" officeooo:rsid="00c9bd1f" style:font-weight-asian="bold" style:font-weight-complex="bold"/>
    </style:style>
    <style:style style:name="T1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169db3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17ecf9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normal" officeooo:rsid="0076cfc7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fo:font-weight="normal" officeooo:rsid="007811a8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language="en" fo:country="US" fo:font-weight="normal" style:font-weight-asian="normal" style:font-weight-complex="normal"/>
    </style:style>
    <style:style style:name="T22" style:family="text">
      <style:text-properties fo:language="en" fo:country="US" fo:font-weight="normal" officeooo:rsid="0027421a" style:font-weight-asian="normal" style:font-weight-complex="normal"/>
    </style:style>
    <style:style style:name="T23" style:family="text">
      <style:text-properties fo:language="en" fo:country="US" fo:font-weight="normal" officeooo:rsid="0028a029" style:font-weight-asian="normal" style:font-weight-complex="normal"/>
    </style:style>
    <style:style style:name="T24" style:family="text">
      <style:text-properties fo:language="en" fo:country="US" fo:font-weight="normal" officeooo:rsid="002b1cf5" style:font-weight-asian="normal" style:font-weight-complex="normal"/>
    </style:style>
    <style:style style:name="T25" style:family="text">
      <style:text-properties fo:language="en" fo:country="US" fo:font-weight="normal" officeooo:rsid="002c86f5" style:font-weight-asian="normal" style:font-weight-complex="normal"/>
    </style:style>
    <style:style style:name="T26" style:family="text">
      <style:text-properties fo:language="en" fo:country="US" fo:font-weight="normal" officeooo:rsid="005190bb" style:font-weight-asian="normal" style:font-weight-complex="normal"/>
    </style:style>
    <style:style style:name="T27" style:family="text">
      <style:text-properties fo:language="en" fo:country="US" fo:font-weight="normal" officeooo:rsid="00532997" style:font-weight-asian="normal" style:font-weight-complex="normal"/>
    </style:style>
    <style:style style:name="T28" style:family="text">
      <style:text-properties fo:language="en" fo:country="US" fo:font-weight="normal" officeooo:rsid="005665c5" style:font-weight-asian="normal" style:font-weight-complex="normal"/>
    </style:style>
    <style:style style:name="T29" style:family="text">
      <style:text-properties fo:language="en" fo:country="US" fo:font-weight="normal" officeooo:rsid="00c5d09f" style:font-weight-asian="normal" style:font-weight-complex="normal"/>
    </style:style>
    <style:style style:name="T30" style:family="text">
      <style:text-properties fo:language="en" fo:country="US" officeooo:rsid="002d2fd1"/>
    </style:style>
    <style:style style:name="T31" style:family="text">
      <style:text-properties fo:language="en" fo:country="US" officeooo:rsid="002f45be"/>
    </style:style>
    <style:style style:name="T32" style:family="text">
      <style:text-properties fo:language="en" fo:country="US" officeooo:rsid="00a6cdfb" style:font-weight-asian="normal" style:font-weight-complex="normal"/>
    </style:style>
    <style:style style:name="T33" style:family="text">
      <style:text-properties officeooo:rsid="00053ebc"/>
    </style:style>
    <style:style style:name="T34" style:family="text">
      <style:text-properties officeooo:rsid="000d0072"/>
    </style:style>
    <style:style style:name="T35" style:family="text">
      <style:text-properties officeooo:rsid="0010a6d6"/>
    </style:style>
    <style:style style:name="T36" style:family="text">
      <style:text-properties fo:font-style="italic"/>
    </style:style>
    <style:style style:name="T37" style:family="text">
      <style:text-properties officeooo:rsid="00263cb0"/>
    </style:style>
    <style:style style:name="T38" style:family="text">
      <style:text-properties officeooo:rsid="0027421a"/>
    </style:style>
    <style:style style:name="T39" style:family="text">
      <style:text-properties officeooo:rsid="002c86f5"/>
    </style:style>
    <style:style style:name="T40" style:family="text">
      <style:text-properties fo:font-variant="normal" fo:text-transform="none" fo:color="#000000" style:font-name="Montserrat" fo:letter-spacing="normal"/>
    </style:style>
    <style:style style:name="T41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69e35" style:font-weight-asian="normal" style:font-weight-complex="normal"/>
    </style:style>
    <style:style style:name="T42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78eac" style:font-weight-asian="normal" style:font-weight-complex="normal"/>
    </style:style>
    <style:style style:name="T43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7a0cb" style:font-weight-asian="normal" style:font-weight-complex="normal"/>
    </style:style>
    <style:style style:name="T44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b025b" style:font-weight-asian="normal" style:font-weight-complex="normal"/>
    </style:style>
    <style:style style:name="T45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fb360" style:font-weight-asian="normal" style:font-weight-complex="normal"/>
    </style:style>
    <style:style style:name="T46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a0d1cf" style:font-weight-asian="normal" style:font-weight-complex="normal"/>
    </style:style>
    <style:style style:name="T47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a26924" style:font-weight-asian="normal" style:font-weight-complex="normal"/>
    </style:style>
    <style:style style:name="T48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aea6bd" style:font-weight-asian="normal" style:font-weight-complex="normal"/>
    </style:style>
    <style:style style:name="T49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b8971a" style:font-weight-asian="normal" style:font-weight-complex="normal"/>
    </style:style>
    <style:style style:name="T50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9ee44d"/>
    </style:style>
    <style:style style:name="T51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869e35"/>
    </style:style>
    <style:style style:name="T52" style:family="text">
      <style:text-properties fo:font-variant="normal" fo:text-transform="none" fo:color="#000000" style:font-name="Liberation Serif" fo:letter-spacing="normal" fo:language="en" fo:country="US" fo:font-style="normal" fo:font-weight="normal" officeooo:rsid="00ab6127"/>
    </style:style>
    <style:style style:name="T53" style:family="text">
      <style:text-properties fo:font-variant="normal" fo:text-transform="none" fo:color="#000000" style:font-name="Liberation Serif" fo:letter-spacing="normal" fo:language="en" fo:country="US" fo:font-style="normal" fo:font-weight="bold" officeooo:rsid="00878eac" style:font-weight-asian="bold" style:font-weight-complex="bold"/>
    </style:style>
    <style:style style:name="T54" style:family="text">
      <style:text-properties fo:font-variant="normal" fo:text-transform="none" fo:color="#000000" style:font-name="Liberation Serif" fo:letter-spacing="normal" fo:language="en" fo:country="US" fo:font-style="normal" fo:font-weight="bold" officeooo:rsid="008b025b" style:font-weight-asian="bold" style:font-weight-complex="bold"/>
    </style:style>
    <style:style style:name="T55" style:family="text">
      <style:text-properties fo:font-variant="normal" fo:text-transform="none" fo:color="#000000" style:font-name="Liberation Serif" fo:letter-spacing="normal" fo:language="en" fo:country="US" fo:font-style="normal" fo:font-weight="bold" officeooo:rsid="008c0100" style:font-weight-asian="bold" style:font-weight-complex="bold"/>
    </style:style>
    <style:style style:name="T56" style:family="text">
      <style:text-properties fo:font-variant="normal" fo:text-transform="none" fo:color="#000000" style:font-name="Liberation Serif" fo:letter-spacing="normal" fo:language="en" fo:country="US" fo:font-style="normal" fo:font-weight="bold" officeooo:rsid="00913cfa" style:font-weight-asian="bold" style:font-weight-complex="bold"/>
    </style:style>
    <style:style style:name="T57" style:family="text">
      <style:text-properties fo:font-variant="normal" fo:text-transform="none" fo:color="#000000" style:font-name="Liberation Serif" fo:letter-spacing="normal" fo:language="en" fo:country="US" fo:font-style="normal" fo:font-weight="bold" officeooo:rsid="009ee44d" style:font-weight-asian="bold" style:font-weight-complex="bold"/>
    </style:style>
    <style:style style:name="T58" style:family="text">
      <style:text-properties fo:font-variant="normal" fo:text-transform="none" fo:color="#000000" style:font-name="Liberation Serif" fo:letter-spacing="normal" fo:language="en" fo:country="US" fo:font-style="normal" fo:font-weight="bold" officeooo:rsid="00a0d1cf" style:font-weight-asian="bold" style:font-weight-complex="bold"/>
    </style:style>
    <style:style style:name="T59" style:family="text">
      <style:text-properties fo:font-variant="normal" fo:text-transform="none" fo:color="#000000" style:font-name="Liberation Serif" fo:letter-spacing="normal" fo:language="en" fo:country="US" fo:font-style="normal" fo:font-weight="bold" officeooo:rsid="00a26924" style:font-weight-asian="bold" style:font-weight-complex="bold"/>
    </style:style>
    <style:style style:name="T60" style:family="text">
      <style:text-properties fo:font-variant="normal" fo:text-transform="none" fo:color="#000000" style:font-name="Liberation Serif" fo:letter-spacing="normal" fo:language="en" fo:country="US" fo:font-style="normal" fo:font-weight="bold" officeooo:rsid="00ad376b" style:font-weight-asian="bold" style:font-weight-complex="bold"/>
    </style:style>
    <style:style style:name="T61" style:family="text">
      <style:text-properties fo:font-variant="normal" fo:text-transform="none" fo:color="#000000" style:font-name="Liberation Serif" fo:letter-spacing="normal" fo:language="en" fo:country="US" fo:font-style="normal" officeooo:rsid="009d5dec"/>
    </style:style>
    <style:style style:name="T62" style:family="text">
      <style:text-properties fo:font-variant="normal" fo:text-transform="none" fo:color="#000000" style:font-name="Liberation Serif" fo:letter-spacing="normal" fo:language="en" fo:country="US" fo:font-style="normal" officeooo:rsid="00a0d1cf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4ea64b" style:font-weight-asian="bold" style:font-weight-complex="bold"/>
    </style:style>
    <style:style style:name="T65" style:family="text">
      <style:text-properties fo:font-weight="bold" officeooo:rsid="0057fb4a" style:font-weight-asian="bold" style:font-weight-complex="bold"/>
    </style:style>
    <style:style style:name="T66" style:family="text">
      <style:text-properties fo:font-weight="bold" officeooo:rsid="00751ed2" style:font-weight-asian="bold" style:font-weight-complex="bold"/>
    </style:style>
    <style:style style:name="T67" style:family="text">
      <style:text-properties fo:font-weight="bold" officeooo:rsid="007b7e0c" style:font-weight-asian="bold" style:font-weight-complex="bold"/>
    </style:style>
    <style:style style:name="T68" style:family="text">
      <style:text-properties fo:font-weight="bold" officeooo:rsid="008f0d3e" style:font-weight-asian="bold" style:font-weight-complex="bold"/>
    </style:style>
    <style:style style:name="T69" style:family="text">
      <style:text-properties fo:font-weight="bold" officeooo:rsid="0094f917" style:font-weight-asian="bold" style:font-weight-complex="bold"/>
    </style:style>
    <style:style style:name="T70" style:family="text">
      <style:text-properties fo:font-weight="bold" officeooo:rsid="009c08ca" style:font-weight-asian="bold" style:font-weight-complex="bold"/>
    </style:style>
    <style:style style:name="T71" style:family="text">
      <style:text-properties fo:font-weight="bold" officeooo:rsid="009d5dec" style:font-weight-asian="bold" style:font-weight-complex="bold"/>
    </style:style>
    <style:style style:name="T72" style:family="text">
      <style:text-properties fo:font-weight="bold" officeooo:rsid="00a26924" style:font-weight-asian="bold" style:font-weight-complex="bold"/>
    </style:style>
    <style:style style:name="T73" style:family="text">
      <style:text-properties fo:font-weight="bold" officeooo:rsid="00ab6127" style:font-weight-asian="bold" style:font-weight-complex="bold"/>
    </style:style>
    <style:style style:name="T74" style:family="text">
      <style:text-properties fo:font-weight="bold" officeooo:rsid="00bf8108" style:font-weight-asian="bold" style:font-weight-complex="bold"/>
    </style:style>
    <style:style style:name="T75" style:family="text">
      <style:text-properties fo:font-weight="bold" officeooo:rsid="00c2b2e1" style:font-weight-asian="bold" style:font-weight-complex="bold"/>
    </style:style>
    <style:style style:name="T76" style:family="text">
      <style:text-properties officeooo:rsid="004ea64b"/>
    </style:style>
    <style:style style:name="T77" style:family="text">
      <style:text-properties fo:color="#c9211e"/>
    </style:style>
    <style:style style:name="T78" style:family="text">
      <style:text-properties fo:color="#c9211e" fo:language="en" fo:country="US" fo:font-weight="bold" officeooo:rsid="00532997" style:font-weight-asian="bold" style:font-weight-complex="bold"/>
    </style:style>
    <style:style style:name="T79" style:family="text">
      <style:text-properties fo:color="#c9211e" fo:language="en" fo:country="US" fo:font-weight="normal" officeooo:rsid="00532997" style:font-weight-asian="normal" style:font-weight-complex="normal"/>
    </style:style>
    <style:style style:name="T80" style:family="text">
      <style:text-properties officeooo:rsid="00547d70"/>
    </style:style>
    <style:style style:name="T81" style:family="text">
      <style:text-properties officeooo:rsid="0057fb4a"/>
    </style:style>
    <style:style style:name="T82" style:family="text">
      <style:text-properties officeooo:rsid="005cfc82"/>
    </style:style>
    <style:style style:name="T83" style:family="text">
      <style:text-properties officeooo:rsid="005dc7e2"/>
    </style:style>
    <style:style style:name="T84" style:family="text">
      <style:text-properties officeooo:rsid="0061c862"/>
    </style:style>
    <style:style style:name="T85" style:family="text">
      <style:text-properties officeooo:rsid="006a0ca0"/>
    </style:style>
    <style:style style:name="T86" style:family="text">
      <style:text-properties officeooo:rsid="006b2ce0"/>
    </style:style>
    <style:style style:name="T87" style:family="text">
      <style:text-properties officeooo:rsid="006f2dae"/>
    </style:style>
    <style:style style:name="T88" style:family="text">
      <style:text-properties officeooo:rsid="007329e4"/>
    </style:style>
    <style:style style:name="T89" style:family="text">
      <style:text-properties officeooo:rsid="007616fc"/>
    </style:style>
    <style:style style:name="T90" style:family="text">
      <style:text-properties officeooo:rsid="0076cfc7"/>
    </style:style>
    <style:style style:name="T91" style:family="text">
      <style:text-properties officeooo:rsid="00781a36"/>
    </style:style>
    <style:style style:name="T92" style:family="text">
      <style:text-properties officeooo:rsid="007b7e0c"/>
    </style:style>
    <style:style style:name="T93" style:family="text">
      <style:text-properties officeooo:rsid="007c0a89"/>
    </style:style>
    <style:style style:name="T94" style:family="text">
      <style:text-properties officeooo:rsid="007db921"/>
    </style:style>
    <style:style style:name="T95" style:family="text">
      <style:text-properties officeooo:rsid="0082b647"/>
    </style:style>
    <style:style style:name="T96" style:family="text">
      <style:text-properties fo:font-weight="normal" style:font-weight-asian="normal" style:font-weight-complex="normal"/>
    </style:style>
    <style:style style:name="T97" style:family="text">
      <style:text-properties fo:font-weight="normal" officeooo:rsid="00867a94" style:font-weight-asian="normal" style:font-weight-complex="normal"/>
    </style:style>
    <style:style style:name="T98" style:family="text">
      <style:text-properties officeooo:rsid="00878eac"/>
    </style:style>
    <style:style style:name="T99" style:family="text">
      <style:text-properties officeooo:rsid="0087b06b"/>
    </style:style>
    <style:style style:name="T100" style:family="text">
      <style:text-properties officeooo:rsid="00880aeb"/>
    </style:style>
    <style:style style:name="T101" style:family="text">
      <style:text-properties officeooo:rsid="008f0d3e"/>
    </style:style>
    <style:style style:name="T102" style:family="text">
      <style:text-properties officeooo:rsid="00913cfa"/>
    </style:style>
    <style:style style:name="T103" style:family="text">
      <style:text-properties officeooo:rsid="0094f917"/>
    </style:style>
    <style:style style:name="T104" style:family="text">
      <style:text-properties officeooo:rsid="00958f25"/>
    </style:style>
    <style:style style:name="T105" style:family="text">
      <style:text-properties officeooo:rsid="009c08ca"/>
    </style:style>
    <style:style style:name="T106" style:family="text">
      <style:text-properties style:font-weight-asian="normal" style:font-weight-complex="normal"/>
    </style:style>
    <style:style style:name="T107" style:family="text">
      <style:text-properties officeooo:rsid="009c08ca" style:font-weight-asian="normal" style:font-weight-complex="normal"/>
    </style:style>
    <style:style style:name="T108" style:family="text">
      <style:text-properties officeooo:rsid="009d5dec" style:font-weight-asian="normal" style:font-weight-complex="normal"/>
    </style:style>
    <style:style style:name="T109" style:family="text">
      <style:text-properties officeooo:rsid="00a57c23"/>
    </style:style>
    <style:style style:name="T110" style:family="text">
      <style:text-properties style:font-name="Liberation Serif" fo:language="en" fo:country="US" officeooo:rsid="00a6b88d" style:font-weight-asian="normal" style:font-weight-complex="normal"/>
    </style:style>
    <style:style style:name="T111" style:family="text">
      <style:text-properties style:font-name="Liberation Serif" fo:language="en" fo:country="US" officeooo:rsid="00a57c23" style:font-weight-asian="normal" style:font-weight-complex="normal"/>
    </style:style>
    <style:style style:name="T112" style:family="text">
      <style:text-properties style:font-name="Liberation Serif" fo:language="en" fo:country="US" officeooo:rsid="00a6cdfb" style:font-weight-asian="normal" style:font-weight-complex="normal"/>
    </style:style>
    <style:style style:name="T113" style:family="text">
      <style:text-properties style:font-name="Liberation Serif" fo:language="en" fo:country="US" fo:font-weight="bold" officeooo:rsid="00a6b88d" style:font-weight-asian="bold" style:font-weight-complex="bold"/>
    </style:style>
    <style:style style:name="T114" style:family="text">
      <style:text-properties style:font-name="Liberation Serif" fo:language="en" fo:country="US" fo:font-weight="bold" officeooo:rsid="00a57c23" style:font-weight-asian="bold" style:font-weight-complex="bold"/>
    </style:style>
    <style:style style:name="T115" style:family="text">
      <style:text-properties style:font-name="Liberation Serif" fo:language="en" fo:country="US" fo:font-weight="bold" officeooo:rsid="00a6cdfb" style:font-weight-asian="bold" style:font-weight-complex="bold"/>
    </style:style>
    <style:style style:name="T116" style:family="text">
      <style:text-properties style:font-name="Liberation Serif" fo:language="en" fo:country="US" officeooo:rsid="00a57c23" style:font-weight-asian="bold" style:font-weight-complex="bold"/>
    </style:style>
    <style:style style:name="T117" style:family="text">
      <style:text-properties style:font-name="Liberation Serif" fo:language="en" fo:country="US" officeooo:rsid="00a6b88d" style:font-weight-asian="bold" style:font-weight-complex="bold"/>
    </style:style>
    <style:style style:name="T118" style:family="text">
      <style:text-properties officeooo:rsid="00ab6127"/>
    </style:style>
    <style:style style:name="T119" style:family="text">
      <style:text-properties officeooo:rsid="00bd11da"/>
    </style:style>
    <style:style style:name="T120" style:family="text">
      <style:text-properties officeooo:rsid="00c0317c"/>
    </style:style>
    <style:style style:name="T121" style:family="text">
      <style:text-properties officeooo:rsid="00c2b2e1"/>
    </style:style>
    <style:style style:name="T122" style:family="text">
      <style:text-properties style:use-window-font-color="true" fo:language="en" fo:country="US" fo:font-weight="bold" style:font-weight-asian="bold" style:font-weight-complex="bold"/>
    </style:style>
    <style:style style:name="T123" style:family="text">
      <style:text-properties style:use-window-font-color="true" fo:language="en" fo:country="US" fo:font-weight="normal" style:font-weight-asian="normal" style:font-weight-complex="normal"/>
    </style:style>
    <style:style style:name="T124" style:family="text">
      <style:text-properties style:use-window-font-color="true" fo:language="en" fo:country="US" fo:font-weight="normal" officeooo:rsid="00c5d09f" style:font-weight-asian="normal" style:font-weight-complex="normal"/>
    </style:style>
    <style:style style:name="T125" style:family="text">
      <style:text-properties style:use-window-font-color="true" fo:language="en" fo:country="US" fo:font-weight="normal" officeooo:rsid="00c6228c" style:font-weight-asian="normal" style:font-weight-complex="normal"/>
    </style:style>
    <style:style style:name="T126" style:family="text">
      <style:text-properties style:use-window-font-color="true" fo:language="en" fo:country="US" fo:font-weight="normal" officeooo:rsid="00c9bd1f" style:font-weight-asian="normal" style:font-weight-complex="normal"/>
    </style:style>
    <style:style style:name="T127" style:family="text">
      <style:text-properties style:use-window-font-color="true" fo:language="en" fo:country="US" fo:font-weight="normal" officeooo:rsid="00d0660d" style:font-weight-asian="normal" style:font-weight-complex="normal"/>
    </style:style>
    <style:style style:name="T128" style:family="text">
      <style:text-properties officeooo:rsid="00c665f5"/>
    </style:style>
    <style:style style:name="T129" style:family="text">
      <style:text-properties officeooo:rsid="00d066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perty of Bean</text:p>
      <text:p text:style-name="P1">class – name of class</text:p>
      <text:p text:style-name="P1"/>
      <text:p text:style-name="P1">name/id – unique name, use one of them</text:p>
      <text:p text:style-name="P1"/>
      <text:p text:style-name="P1">scope=”singleton”(default)/”prototype”/”request”(HTTP request)/”session”(HTTP sesion)/”global-session”(global HTTP session)</text:p>
      <text:p text:style-name="P1"/>
      <text:p text:style-name="P4">constructor-arg- <text:span text:style-name="T35">argument for constructor &lt;</text:span>constructor-arg<text:span text:style-name="T35">&gt;&lt;value&gt;1&lt;/value&gt;&lt;/constructor-arg&gt;</text:span></text:p>
      <text:p text:style-name="P1">properties</text:p>
      <text:p text:style-name="P3">a<text:span text:style-name="T34">utowire=”byName”/”byType”/”constructor”</text:span></text:p>
      <text:p text:style-name="P1"/>
      <text:p text:style-name="P1">lazy-init=”true”/”false”</text:p>
      <text:p text:style-name="P1"/>
      <text:p text:style-name="P2">init-method / destroy-method– <text:span text:style-name="T33">callback, which will be called right after instatiation/before destruction. Void, no-argument signature.</text:span></text:p>
      <text:p text:style-name="P82"><text:span text:style-name="T3">Interf </text:span><text:span text:style-name="T2">org.springframework.beans.factory.InitializingBean </text:span><text:span text:style-name="T3">defines void afterPropertiesSet() throws Exception, bean may implement this interface.</text:span></text:p>
      <text:p text:style-name="P5">Interf org.springframework.beans.factory.DisposableBean defines void destroy() throws Exception</text:p>
      <text:p text:style-name="P5"/>
      <text:p text:style-name="P83"><text:span text:style-name="T3">default-init-method </text:span><text:span text:style-name="T4">and </text:span><text:span text:style-name="T3">default-d</text:span><text:span text:style-name="T4">estroy</text:span><text:span text:style-name="T3">-method </text:span><text:span text:style-name="T4">properties are available for &lt;bean&gt;</text:span></text:p>
      <text:p text:style-name="P6"/>
      <text:p text:style-name="P84"><text:span text:style-name="T4">p</text:span><text:span text:style-name="T1">arent – will inherit configuration from parent</text:span></text:p>
      <text:p text:style-name="P7"/>
      <text:p text:style-name="P7">abstract – to define template of initialization, do not define class=””</text:p>
      <text:p text:style-name="P7"/>
      <text:p text:style-name="P85"><text:span text:style-name="T1">inside tag &lt;property&gt; </text:span><text:span text:style-name="T8">is this via setters??</text:span></text:p>
      <text:p text:style-name="P8">setter-based injection: tag &lt;bean&gt; </text:p>
      <text:p text:style-name="P86"><text:span text:style-name="T1">inject lists: &lt;list&gt;&lt;value&gt;Some Value&lt;/value&gt;</text:span><text:span text:style-name="T6">&lt;ref bean=””/&gt;</text:span><text:span text:style-name="T1">&lt;/list&gt;</text:span></text:p>
      <text:p text:style-name="P9">inject sets: &lt;set&gt;&lt;value&gt;Some value&lt;/value&gt;&lt;ref bean=””/&gt;&lt;/set&gt;</text:p>
      <text:p text:style-name="P9">inject maps: &lt;map&gt;&lt;entry key=”key” value=”value”/&gt;&lt;entry key=”” value-ref=””/&gt;&lt;/map&gt;</text:p>
      <text:p text:style-name="P9">inject property(java.util.Property): &lt;props&gt;&lt;prop key=””&gt;Some value&lt;/prop&gt;&lt;/props&gt;</text:p>
      <text:p text:style-name="P9">&lt;null/&gt; - to inject null</text:p>
      <text:p text:style-name="P9"/>
      <text:p text:style-name="P14">C<text:span text:style-name="T84">reating beans</text:span></text:p>
      <text:p text:style-name="P53">@EnableAutoConfiguration – <text:span text:style-name="T95">scan Beans in classpath</text:span></text:p>
      <text:p text:style-name="P52">@ImportResource<text:span text:style-name="T80">(“classpath:/path to xml file with configuration”)</text:span></text:p>
      <text:p text:style-name="P13"/>
      <text:p text:style-name="P56">@Component - </text:p>
      <text:p text:style-name="P56">value: String – name of component. Should be used @ComponentScan(basePackages={””})</text:p>
      <text:p text:style-name="P56"/>
      <text:p text:style-name="P52">@Bean – for method in @Configuration</text:p>
      <text:p text:style-name="P52">autowire: <text:span text:style-name="T37">Autowire</text:span></text:p>
      <text:p text:style-name="P52">autowireCandidat: <text:span text:style-name="T37">boolean</text:span></text:p>
      <text:p text:style-name="P52">destroyMethod=””, initMethod=”” <text:span text:style-name="T64">or may use</text:span><text:span text:style-name="T76"> @PostConstruct and @PreDestroy </text:span><text:span text:style-name="T64">or implement</text:span><text:span text:style-name="T76"> InitializingBean and DisposableBean</text:span></text:p>
      <text:p text:style-name="P52">name: String []</text:p>
      <text:p text:style-name="P52">value: String []</text:p>
      <text:p text:style-name="P52"/>
      <text:p text:style-name="P61">@DependsOn ({“beanA”, “beanB”, …}) - bean will be created after “beanA”, …</text:p>
      <text:p text:style-name="P61"/>
      <text:p text:style-name="P62">@Profile(“profile”) - bean will be instantiated only if spec. profile is active</text:p>
      <text:p text:style-name="P62"><text:soft-page-break/>Activate profile by parameter <text:span text:style-name="T63">spring.profiles.active </text:span>which may be set by</text:p>
      <text:p text:style-name="P62"/>
      <text:p text:style-name="P62">@Configuration<text:line-break/>public class MyWebApplicationInitializer implements <text:span text:style-name="T63">WebApplicationInitializer</text:span> {<text:line-break/> <text:s text:c="4"/>@Override<text:line-break/> <text:s text:c="3"/>public void onStartup(ServletContext servletContext) throws ServletException {<text:line-break/> <text:s text:c="7"/>servletContext.setInitParameter("spring.profiles.active", "dev");<text:line-break/> <text:s text:c="3"/>}<text:line-break/>}</text:p>
      <text:p text:style-name="P15">or</text:p>
      <text:p text:style-name="P63">@Autowired<text:line-break/>private ConfigurableEnvironment env;<text:line-break/>env.setActiveProfiles("someProfile");</text:p>
      <text:p text:style-name="P15">or</text:p>
      <text:p text:style-name="P69">in web.xml: spring.profiles.active=production</text:p>
      <text:p text:style-name="P15">or</text:p>
      <text:p text:style-name="P70">JVM system parameter: -Dspring.profiles.active=dev</text:p>
      <text:p text:style-name="P64"/>
      <text:p text:style-name="P64">@Conditional – <text:span text:style-name="T80">more flexible, than @Profile; provides matchers</text:span><text:line-break/></text:p>
      <text:p text:style-name="P65">@Order(1) – defines order in which bean will be injected to colle<text:span text:style-name="T119">c</text:span>tion </text:p>
      <text:p text:style-name="P16">or</text:p>
      <text:p text:style-name="P65">in which order advices will be invoked in AOP</text:p>
      <text:p text:style-name="P65"/>
      <text:p text:style-name="P68">@Priority – same as @Order but from JAX-RS</text:p>
      <text:p text:style-name="P61"/>
      <text:p text:style-name="P54">@Qualifier – to define name of bean, may be used with method in @Configuration, field for injection, @Compotent class. <text:span text:style-name="T38">Takes value: String</text:span></text:p>
      <text:p text:style-name="P54"/>
      <text:p text:style-name="P55">@Primary – to define primary bean for injection. May be used with @Bean method, @Component class which implements some interface(other classes may also implement this interface)</text:p>
      <text:p text:style-name="P55"/>
      <text:p text:style-name="P57">@Scope</text:p>
      <text:p text:style-name="P57">value: String - “singleton”/”prototype”/”request”/”<text:span text:style-name="T39">session”/”application”/”websocket”</text:span></text:p>
      <text:p text:style-name="P57">More details:</text:p>
      <text:p text:style-name="P57">“<text:span text:style-name="T87">prototype</text:span>” - <text:span text:style-name="T87">every method call creates new instance</text:span></text:p>
      <text:p text:style-name="P92"><text:span text:style-name="T24">“request”(WebApplicationContext.SCOPE_REQUEST) - controller will see different objects for all requests. </text:span><text:span text:style-name="T9">Alternative</text:span><text:span text:style-name="T24"> @</text:span><text:span text:style-name="T25">RequestScope</text:span></text:p>
      <text:p text:style-name="P58">“session”(WebApplicationContext.SCOPE_SESSION) – controller will see the same object during session. <text:span text:style-name="T63">Alternative</text:span> @SessionScope</text:p>
      <text:p text:style-name="P58">“application”(WebApplicationContext.SCOPE_APPLICATION) - for the life cycle of ServletContext. Shared across multiple servlet-based applications in the same ServletContext. <text:span text:style-name="T63">Alternative</text:span> @ApplicationScope</text:p>
      <text:p text:style-name="P91">“<text:span text:style-name="T30">websocket” - for Web-Socket session</text:span></text:p>
      <text:p text:style-name="P93"><text:span text:style-name="T30">p</text:span><text:span text:style-name="T1">roxyMode: ScopedProxyMode</text:span></text:p>
      <text:p text:style-name="P94"><text:span text:style-name="T1">proxyMode = ScopedProxyMode.TARGET_CLASS – means, that Spring will inject proxy. Target type will be instantiated when it will be needed. INTERFACES – </text:span><text:span text:style-name="T31">creates JDK dynamic proxy, that implements all interfaces of target class.</text:span></text:p>
      <text:p text:style-name="P55"/>
      <text:p text:style-name="P55">@Autowired – match by type is default, if nothing valid found – by name. @Qualifier may be used</text:p>
      <text:p text:style-name="P90"><text:span text:style-name="T22">required: boolean – </text:span><text:span text:style-name="T23">set to false if field may be left null</text:span></text:p>
      <text:p text:style-name="P55">Setter injection – place @Autowired before setter</text:p>
      <text:p text:style-name="P59"><text:soft-page-break/></text:p>
      <text:p text:style-name="P59">@Inject - <text:span text:style-name="T85">same as @Autowire but from </text:span>JSR</text:p>
      <text:p text:style-name="P77">@Resource – same as @Autowire <text:span text:style-name="T63">but </text:span><text:span text:style-name="T86">not acceptable for constructors</text:span></text:p>
      <text:p text:style-name="P66"/>
      <text:p text:style-name="P66">@Import – imports configurations from other class</text:p>
      <text:p text:style-name="P66">@Configuration</text:p>
      <text:p text:style-name="P66">public class ConfigA {</text:p>
      <text:p text:style-name="P66"><text:s text:c="4"/>@Bean</text:p>
      <text:p text:style-name="P66"><text:s text:c="4"/>public A a() {...}</text:p>
      <text:p text:style-name="P66">}</text:p>
      <text:p text:style-name="P66"/>
      <text:p text:style-name="P66">@Configuration</text:p>
      <text:p text:style-name="P66">@Import(ConfigA.class)</text:p>
      <text:p text:style-name="P66">public class ConfigB {</text:p>
      <text:p text:style-name="P66"><text:s text:c="4"/>@Bean</text:p>
      <text:p text:style-name="P66"><text:s text:c="3"/>...</text:p>
      <text:p text:style-name="P66">}</text:p>
      <text:p text:style-name="P17">now only ConfigB may be used to config context</text:p>
      <text:p text:style-name="P17"/>
      <text:p text:style-name="P24">Values from application.properties, <text:span text:style-name="T128">ConfigurationProperties</text:span></text:p>
      <text:p text:style-name="P137"><text:span text:style-name="T29">1) </text:span><text:span text:style-name="T26">@Value(“${some</text:span><text:span text:style-name="T27">Parameter: defaultValue</text:span><text:span text:style-name="T26">}”) or @Value(“string value”)</text:span></text:p>
      <text:p text:style-name="P138"><text:span text:style-name="T26">T</text:span><text:span text:style-name="T27">o i</text:span><text:span text:style-name="T29">nj</text:span><text:span text:style-name="T27">ect map: someParameter={key1: '1', key2: '2', key3: '3'}</text:span></text:p>
      <text:p text:style-name="P81"/>
      <text:p text:style-name="P138"><text:span text:style-name="T29">2) </text:span><text:span text:style-name="T26">@</text:span><text:span text:style-name="T27">Value(“</text:span><text:span text:style-name="T78">#</text:span><text:span text:style-name="T27">{beanName.fieldName}”) - inject field of some bean, </text:span><text:span text:style-name="T79">SpEL</text:span></text:p>
      <text:p text:style-name="P157"/>
      <text:p text:style-name="P154"><text:span text:style-name="T27">3</text:span><text:span text:style-name="T21">) “pack” properties in object (component)</text:span></text:p>
      <text:p text:style-name="P155">Set somewhere @EnableConfigurationProperties and</text:p>
      <text:p text:style-name="P156">- for mutable component(earlier versions)</text:p>
      <text:p text:style-name="P155">create class <text:s/>- values of field will be set as in prop. file</text:p>
      <text:p text:style-name="P155">annotate @Component</text:p>
      <text:p text:style-name="P155">place @ConfigurationProperties(prefix = "tst.some")</text:p>
      <text:p text:style-name="P154"><text:span text:style-name="T21">implement </text:span><text:span text:style-name="T7">public </text:span><text:span text:style-name="T14">or package private</text:span><text:span text:style-name="T21"> setters</text:span></text:p>
      <text:p text:style-name="P156">- for immutable component:</text:p>
      <text:p text:style-name="P155">create class</text:p>
      <text:p text:style-name="P155">do NOT place @Component. Instead PLACE @ConstructorBinding over class(if 1 constructor) or over constructor(which to use)</text:p>
      <text:p text:style-name="P153"><text:span text:style-name="T124">place </text:span><text:span text:style-name="T125">java.bean.</text:span><text:span text:style-name="T124">@ConstructorProperties("param1Name", "param2Name", … ) over constructor</text:span></text:p>
      <text:p text:style-name="P158"><text:span text:style-name="T122">REGISTER</text:span><text:span text:style-name="T123"> this class in </text:span><text:span text:style-name="T124">@EnableConfigurationProperties </text:span><text:span text:style-name="T122">or</text:span><text:span text:style-name="T123"> use @ConfigurationPropertiesScan instead</text:span></text:p>
      <text:p text:style-name="P164"/>
      <text:p text:style-name="P168">List in property file</text:p>
      <text:p text:style-name="P165">1) Simple “,”separated:</text:p>
      <text:p text:style-name="P165">In application.properties</text:p>
      <text:p text:style-name="P165">some.prop = e1, e2, e3 </text:p>
      <text:p text:style-name="P169"><text:span text:style-name="T126">In application.y</text:span><text:span text:style-name="T127">ml</text:span></text:p>
      <text:p text:style-name="P167">prop:</text:p>
      <text:p text:style-name="P169"><text:span text:style-name="T127"><text:tab/>- e1</text:span></text:p>
      <text:p text:style-name="P167"><text:tab/>- e2</text:p>
      <text:p text:style-name="P159"><text:span text:style-name="T126">I</text:span><text:span text:style-name="T123">n code</text:span></text:p>
      <text:p text:style-name="P165">List&lt;type of e..&gt;</text:p>
      <text:p text:style-name="P165"/>
      <text:p text:style-name="P165">2) List of objects:</text:p>
      <text:p text:style-name="P165"><text:soft-page-break/>In application.properties</text:p>
      <text:p text:style-name="P165">some.prop[0].field1</text:p>
      <text:p text:style-name="P165">some.prop[0].field2</text:p>
      <text:p text:style-name="P165">In application.yml</text:p>
      <text:p text:style-name="P165">prop:</text:p>
      <text:p text:style-name="P165"><text:tab/>-</text:p>
      <text:p text:style-name="P165"><text:tab/><text:tab/>field1: value</text:p>
      <text:p text:style-name="P165"><text:tab/><text:tab/>field2: value</text:p>
      <text:p text:style-name="P165"><text:tab/>-</text:p>
      <text:p text:style-name="P165"><text:tab/><text:tab/>field1: value</text:p>
      <text:p text:style-name="P165"><text:tab/><text:tab/>field2: value</text:p>
      <text:p text:style-name="P166">In code</text:p>
      <text:p text:style-name="P166">List&lt;class with fields&gt; prop;</text:p>
      <text:p text:style-name="P165"/>
      <text:p text:style-name="P73"/>
      <text:p text:style-name="P138"><text:span text:style-name="T27">@PropertySource("classpath:/com/myco/app.properties") – </text:span><text:span text:style-name="T28">to use specific file with key=value pairs</text:span></text:p>
      <text:p text:style-name="P139"><text:span text:style-name="T28">O</text:span><text:span text:style-name="T21">bject </text:span><text:span text:style-name="T7">Environment</text:span><text:span text:style-name="T12">(see below)</text:span><text:span text:style-name="T21"> contains properties and profiles</text:span></text:p>
      <text:p text:style-name="P71"/>
      <text:p text:style-name="P18">FactoryBean</text:p>
      <text:p text:style-name="P76">It is a factory of beans – another way to create beans. Methods</text:p>
      <text:p text:style-name="P76">Object getObject()</text:p>
      <text:p text:style-name="P76">boolean isSingleton()</text:p>
      <text:p text:style-name="P76">Class getObjectType()</text:p>
      <text:p text:style-name="P76"/>
      <text:p text:style-name="P19">ResourceLoader</text:p>
      <text:p text:style-name="P72"/>
      <text:p text:style-name="P72"/>
      <text:p text:style-name="P20">BeanPostProcessor</text:p>
      <text:p text:style-name="P142"><text:span text:style-name="T5">defines </text:span>Object postProcessAfterInitialization(Object bean, String beanName) throws BeansException</text:p>
      <text:p text:style-name="P67">public Object postProcessBeforeInitialization(Object bean, String beanName) throws BeansException</text:p>
      <text:p text:style-name="P74">Postprocessors may be ordered using @Order <text:span text:style-name="T63">but</text:span> <text:span text:style-name="T63">they should implement Ordered</text:span></text:p>
      <text:p text:style-name="P21"/>
      <text:p text:style-name="P21">BeanFactoryPostProcessor</text:p>
      <text:p text:style-name="P75">Is used to override properties of bean instantianion. PostProcessors may be ordered like BeanPostProcessor.</text:p>
      <text:p text:style-name="P67"/>
      <text:p text:style-name="P66"/>
      <text:p text:style-name="P60">There are annotations @Resources and</text:p>
      <text:p text:style-name="P60"/>
      <text:p text:style-name="P152">Environment</text:p>
      <text:p text:style-name="P78">Mainly provides functionality to search property among hierarchical(prioritized) PropertySource(see below). Also allows to set active profile.</text:p>
      <text:p text:style-name="P78">To set property source: need ConfigurableEnvironment → getPropertySources() → set property source</text:p>
      <text:p text:style-name="P79">Implementations of ConfigurableEnvironment: StandardEnvironment, </text:p>
      <text:p text:style-name="P78">StandardServletEnvironment, <text:span text:style-name="T74">see javadoc</text:span></text:p>
      <text:p text:style-name="P23"/>
      <text:p text:style-name="P22">PropertySource <text:span text:style-name="T120">(class NOT annotation)</text:span></text:p>
      <text:p text:style-name="P80">Holds key-value pairs</text:p>
      <text:p text:style-name="P80">Instantiate MapPropertySource. <text:span text:style-name="T121">Property sources </text:span><text:span text:style-name="T75">are compared by names</text:span><text:span text:style-name="T121"> so name should be </text:span><text:soft-page-break/><text:span text:style-name="T121">unique.</text:span></text:p>
      <text:p text:style-name="P22"/>
      <text:p text:style-name="P22"><text:a xlink:type="simple" xlink:href="https://docs.spring.io/spring-boot/docs/current/reference/html/spring-boot-features.html#boot-features-external-config" text:style-name="Internet_20_link" text:visited-style-name="Visited_20_Internet_20_Link">https://docs.spring.io/spring-boot/docs/current/reference/html/spring-boot-features.html#boot-features-external-config</text:a></text:p>
      <text:p text:style-name="P22">https://docs.spring.io/spring-boot/docs/1.3.0.M1/reference/html/howto-properties-and-configuration.html</text:p>
      <text:p text:style-name="P22">https://springframework.guru/spring-external-configuration-data/</text:p>
      <text:p text:style-name="P22"><text:a xlink:type="simple" xlink:href="https://docs.spring.io/spring-boot/docs/current/reference/html/spring-boot-features.html#boot-features-external-config-files" text:style-name="Internet_20_link" text:visited-style-name="Visited_20_Internet_20_Link">https://docs.spring.io/spring-boot/docs/current/reference/html/spring-boot-features.html#boot-features-external-config-files</text:a></text:p>
      <text:p text:style-name="P22"/>
      <text:p text:style-name="P9"/>
      <text:p text:style-name="P11">Build-in Events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0">1</text:p>
          </table:table-cell>
          <table:table-cell table:style-name="Table1.A1" office:value-type="string">
            <text:p text:style-name="P162">ContextRefreshedEvent</text:p>
            <text:p text:style-name="P163">This event is published when the <text:span text:style-name="T36">ApplicationContext</text:span> is either initialized or refreshed. This can also be raised using the refresh() method on the <text:span text:style-name="T36">ConfigurableApplicationContext</text:span> interface.</text:p>
          </table:table-cell>
        </table:table-row>
        <table:table-row>
          <table:table-cell table:style-name="Table1.A1" office:value-type="string">
            <text:p text:style-name="P160">2</text:p>
          </table:table-cell>
          <table:table-cell table:style-name="Table1.A1" office:value-type="string">
            <text:p text:style-name="P162">ContextStartedEvent</text:p>
            <text:p text:style-name="P163">This event is published when the <text:span text:style-name="T36">ApplicationContext</text:span> is started using the start() method on the <text:span text:style-name="T36">ConfigurableApplicationContext</text:span> interface. You can poll your database or you can restart any stopped application after receiving this event.</text:p>
          </table:table-cell>
        </table:table-row>
        <table:table-row>
          <table:table-cell table:style-name="Table1.A1" office:value-type="string">
            <text:p text:style-name="P160">3</text:p>
          </table:table-cell>
          <table:table-cell table:style-name="Table1.A1" office:value-type="string">
            <text:p text:style-name="P162">ContextStoppedEvent</text:p>
            <text:p text:style-name="P163">This event is published when the <text:span text:style-name="T36">ApplicationContext</text:span> is stopped using the stop() method on the <text:span text:style-name="T36">ConfigurableApplicationContext</text:span> interface. You can do required housekeep work after receiving this event.</text:p>
          </table:table-cell>
        </table:table-row>
        <table:table-row>
          <table:table-cell table:style-name="Table1.A1" office:value-type="string">
            <text:p text:style-name="P160">4</text:p>
          </table:table-cell>
          <table:table-cell table:style-name="Table1.A1" office:value-type="string">
            <text:p text:style-name="P162">ContextClosedEvent</text:p>
            <text:p text:style-name="P163">This event is published when the <text:span text:style-name="T36">ApplicationContext</text:span> is closed using the close() method on the <text:span text:style-name="T36">ConfigurableApplicationContext</text:span> interface. A closed context reaches its end of life; it cannot be refreshed or restarted.</text:p>
          </table:table-cell>
        </table:table-row>
        <table:table-row>
          <table:table-cell table:style-name="Table1.A1" office:value-type="string">
            <text:p text:style-name="P160">5</text:p>
          </table:table-cell>
          <table:table-cell table:style-name="Table1.A1" office:value-type="string">
            <text:p text:style-name="P162">RequestHandledEvent</text:p>
            <text:p text:style-name="P163">This is a web-specific event telling all beans that an HTTP request has been serviced.</text:p>
          </table:table-cell>
        </table:table-row>
      </table:table>
      <text:p text:style-name="P25"/>
      <text:p text:style-name="P9"/>
      <text:p text:style-name="P9"/>
      <text:p text:style-name="P25"><text:soft-page-break/>bean must implement ApplicationListener &lt;T extends ApplicationEvent&gt; with single void onApplicationEvent(T) <text:span text:style-name="T65">or</text:span><text:span text:style-name="T81"> put @EventListener over one of public methods</text:span></text:p>
      <text:p text:style-name="P25"/>
      <text:p text:style-name="P26">Custome application event class should 1)extend ApplicationEvent; 2) have constructor with Object source param, which calls super(source);</text:p>
      <text:p text:style-name="P26"/>
      <text:p text:style-name="P26">Custome event puplisher should 1) implement ApplicationEventPublisherAware; 2) override void setApplicationEventPublisher(ApplicationEventPublisher publisher); 3) publish event with publisher.publishEvent(custome event);</text:p>
      <text:p text:style-name="P26"/>
      <text:p text:style-name="P151"><text:span text:style-name="T13">A</text:span><text:span text:style-name="T7">spectJ</text:span></text:p>
      <text:p text:style-name="P12">Annotation based</text:p>
      <text:p text:style-name="P27"/>
      <text:p text:style-name="P27">Declare pontcut with </text:p>
      <text:p text:style-name="P37">Aspect – module of <text:span text:style-name="T63">Concern</text:span>. Aspect contains <text:span text:style-name="T63">Advices</text:span>(methods)</text:p>
      <text:p text:style-name="P37"><text:span text:style-name="T63">Target object</text:span> – object for which Advice is invoked.</text:p>
      <text:p text:style-name="P46">Join point – moment in execution when Advice is invoked(some method call).</text:p>
      <text:p text:style-name="P37"><text:span text:style-name="T63">Pointcut</text:span> – describes Join point for particulat Advice</text:p>
      <text:p text:style-name="P38"><text:span text:style-name="T63">Introduction</text:span> – <text:span text:style-name="T88">inner-type declaration </text:span>????</text:p>
      <text:p text:style-name="P38"/>
      <text:p text:style-name="P38">@EnableAspectJAutoProxy – enables AOP</text:p>
      <text:p text:style-name="P28"/>
      <text:p text:style-name="P28">@Aspect - <text:span text:style-name="T88">d</text:span>eclare aspect. <text:span text:style-name="T66">Not possible to hase advice for Aspect</text:span></text:p>
      <text:p text:style-name="P47"/>
      <text:p text:style-name="P29">@Pointcut(“execution(* pack.clas.meth(..))”) with wildcards * pack.*.*(..)</text:p>
      <text:p text:style-name="P42">void idOfPointcut(){} - signature of pointcut</text:p>
      <text:p text:style-name="P38"/>
      <text:p text:style-name="P38"><text:span text:style-name="T93">Any advice may have </text:span><text:span text:style-name="T63">JoinPoint</text:span> <text:span text:style-name="T93">as first argument</text:span></text:p>
      <text:p text:style-name="P38"/>
      <text:p text:style-name="P30">@Before(“idOfPoint<text:span text:style-name="T89">()</text:span>” <text:span text:style-name="T89">or “pointcut expression”</text:span>)</text:p>
      <text:p text:style-name="P31">void someAdvice<text:span text:style-name="T90">()</text:span></text:p>
      <text:p text:style-name="P30"/>
      <text:p text:style-name="P27">@AfterReturning(pointcut=“idOfPoint”, returning=”retVal”)</text:p>
      <text:p text:style-name="P143"><text:span text:style-name="T16">void someAdvice(&lt;</text:span><text:span text:style-name="T18">Type of returned value&gt;</text:span><text:span text:style-name="T16"> retVal){logic}</text:span></text:p>
      <text:p text:style-name="P27"/>
      <text:p text:style-name="P27">@AfterThrowing(pointcut=”i<text:span text:style-name="T100">d</text:span>OfPoint”, throwing=”ex”)</text:p>
      <text:p text:style-name="P143"><text:span text:style-name="T16">void someAdvice(&lt;</text:span><text:span text:style-name="T19">Type of thrown exception&gt;</text:span><text:span text:style-name="T16"> ex){logic}</text:span></text:p>
      <text:p text:style-name="P27"/>
      <text:p text:style-name="P31">@After(<text:span text:style-name="T91">value=</text:span>“idOfPoint”, <text:span text:style-name="T91">argNames=””</text:span>)</text:p>
      <text:p text:style-name="P31">void someAdvice(){needed logic}</text:p>
      <text:p text:style-name="P31"/>
      <text:p text:style-name="P32">@Around(“idOfPoint”)</text:p>
      <text:p text:style-name="P39">public Object someAdvice(ProceedingJoinPoint pjp<text:span text:style-name="T63"> – should be first arg</text:span>) {</text:p>
      <text:p text:style-name="P39"><text:tab/><text:span text:style-name="T92">return </text:span>pjp.proceed(); - <text:span text:style-name="T63">this runs target method. </text:span><text:span text:style-name="T67">proceed() may accept Object[]</text:span></text:p>
      <text:p text:style-name="P39">}</text:p>
      <text:p text:style-name="P39"/>
      <text:p text:style-name="P45">Pointcut expressions</text:p>
      <text:p text:style-name="P40">execution(&lt;scope&gt; &lt;return type&gt; &lt;path to method&gt;(..)) - execution of Method</text:p>
      <text:p text:style-name="P40">within(&lt;package&gt;) - everything in package</text:p>
      <text:p text:style-name="P40">this(&lt;name of interface&gt;) - on any proxy which implements &lt;name of interface&gt;</text:p>
      <text:p text:style-name="P40">target(&lt;type of target object&gt;) - on any object of &lt;type ..&gt;</text:p>
      <text:p text:style-name="P40">args<text:span text:style-name="T94">(&lt;type of 1-st argument&gt;, &lt;type of 2-nd argument&gt;, …)</text:span></text:p>
      <text:p text:style-name="P41"><text:soft-page-break/><text:span text:style-name="T77">@</text:span>target(&lt;type of annotation&gt;) - all methods in <text:span text:style-name="T63">object</text:span> with &lt;type of annotation&gt; annotation</text:p>
      <text:p text:style-name="P41"><text:span text:style-name="T77">@</text:span>within(&lt;type of annotation&gt;) - ???</text:p>
      <text:p text:style-name="P41">@annotation(&lt;type of annotation&gt;) - any <text:span text:style-name="T63">method</text:span> with &lt;type of annotation&gt; annotation</text:p>
      <text:p text:style-name="P41">bean(&lt;name of bean&gt;) – only for Spring, all methods of bean named &lt;name of bean&gt;</text:p>
      <text:p text:style-name="P144"><text:span text:style-name="T20">&amp;&amp;</text:span><text:span text:style-name="T15"> and </text:span><text:span text:style-name="T20">||</text:span><text:span text:style-name="T15"> are also allowed, </text:span><text:span text:style-name="T20">generics</text:span><text:span text:style-name="T15">(&lt;T&gt;) are replaced with “</text:span><text:span text:style-name="T20">+</text:span><text:span text:style-name="T15">”</text:span></text:p>
      <text:p text:style-name="P41"/>
      <text:p text:style-name="P48">Pass arguments to advice</text:p>
      <text:p text:style-name="P41">@Pointcut("com.xyz.myapp.SystemArchitecture.dataAccessOperation() &amp;&amp; args(account,..)")</text:p>
      <text:p text:style-name="P41">private void accountDataAccessOperation(Account account) {}</text:p>
      <text:p text:style-name="P41"/>
      <text:p text:style-name="P41">@Before("accountDataAccessOperation(account)")</text:p>
      <text:p text:style-name="P41">public void validateAccount(Account account) {}</text:p>
      <text:p text:style-name="P41"/>
      <text:p text:style-name="P27"/>
      <text:p text:style-name="P88"><text:span text:style-name="T16">a</text:span><text:span text:style-name="T15">dd to xsi:schemaLocation</text:span></text:p>
      <text:p text:style-name="P33">“http://www.springframework.org/schema/aop </text:p>
      <text:p text:style-name="P88"><text:a xlink:type="simple" xlink:href="http://www.springframework.org/schema/aop/spring-aop-3.0.xsd" text:style-name="Internet_20_link" text:visited-style-name="Visited_20_Internet_20_Link">http://www.springframework.org/schema/aop/spring-aop-3.0.xsd</text:a><text:span text:style-name="T15">”</text:span></text:p>
      <text:p text:style-name="P33"/>
      <text:p text:style-name="P33">&lt;aop:aspectj-autoproxy/&gt;</text:p>
      <text:p text:style-name="P33">&lt;bean id=”nameOfAspect” class=”class of aspect” /&gt;</text:p>
      <text:p text:style-name="P33"/>
      <text:p text:style-name="P44">XML based</text:p>
      <text:p text:style-name="P34">&lt;aop:config&gt;</text:p>
      <text:p text:style-name="P34"><text:tab/>&lt;aop:aspect id=”just name of aspect, not a class” ref=”name of bean”&gt;</text:p>
      <text:p text:style-name="P89"><text:span text:style-name="T17"><text:tab/><text:tab/>&lt;aop:pointcut id=”idOfPointcut” expression=</text:span><text:span text:style-name="T16">“execution(* pack.clas.meth(..))”/</text:span><text:span text:style-name="T17">&gt;</text:span></text:p>
      <text:p text:style-name="P34"><text:tab/><text:tab/>&lt;aop:before pointcut-ref=”idOfPointcut” method=”method of bean”/&gt;</text:p>
      <text:p text:style-name="P34"><text:tab/><text:tab/>&lt;aop:after-returning pointcut-ref=”idOfPointcut” returning=”retVal” <text:tab/><text:tab/><text:tab/><text:tab/><text:tab/>method=”method of bean”/&gt;</text:p>
      <text:p text:style-name="P34"><text:tab/>&lt;/aop:aspect&gt;</text:p>
      <text:p text:style-name="P34">&lt;/aop:config&gt;</text:p>
      <text:p text:style-name="P34"/>
      <text:p text:style-name="P34">&lt;bean id=”name of bean” class=”class name”/&gt;</text:p>
      <text:p text:style-name="P34"/>
      <text:p text:style-name="P140">Integration</text:p>
      <text:p text:style-name="P141">@EnableAsync</text:p>
      <text:p text:style-name="P35">@Async – method will be executed asynchronously in Spring’s task executor. Method may take arguments and return Future&lt;&gt; object</text:p>
      <text:p text:style-name="P35"><text:span text:style-name="T83">Implement </text:span><text:span text:style-name="T63">AsyncUncaughtExceptionHandler</text:span> <text:span text:style-name="T83">to catch exceptions from @Async method</text:span></text:p>
      <text:p text:style-name="P35"/>
      <text:p text:style-name="P36">@EnableScheduling</text:p>
      <text:p text:style-name="P36">@Scheduled(initialDelay=1000, fixedDelay=5000 | fixedRate=5000<text:span text:style-name="T82">)</text:span></text:p>
      <text:p text:style-name="P36"/>
      <text:p text:style-name="P36"/>
      <text:p text:style-name="P49">Spring MVC</text:p>
      <text:p text:style-name="P35"><text:a xlink:type="simple" xlink:href="https://docs.spring.io/spring/docs/current/spring-framework-reference/web.html#spring-web" text:style-name="Internet_20_link" text:visited-style-name="Visited_20_Internet_20_Link">https://docs.spring.io/spring/docs/current/spring-framework-reference/web.html#spring-web</text:a></text:p>
      <text:p text:style-name="P35"/>
      <text:p text:style-name="P34"/>
      <text:p text:style-name="P50">Register servlet</text:p>
      <text:p text:style-name="P43">public class MyWebApplicationInitializer implements <text:span text:style-name="T63">WebApplicationInitializer</text:span> {</text:p>
      <text:p text:style-name="P43"><text:s text:c="4"/>@Override</text:p>
      <text:p text:style-name="P43"><text:s text:c="4"/>public void onStartup(ServletContext servletCxt) {</text:p>
      <text:p text:style-name="P43"><text:tab/></text:p>
      <text:p text:style-name="P43"><text:soft-page-break/><text:s text:c="8"/><text:span text:style-name="T63">//create context</text:span></text:p>
      <text:p text:style-name="P43"><text:s text:c="8"/>AnnotationConfigWebApplicationContext ac = new AnnotationConfigWebApplicationContext();</text:p>
      <text:p text:style-name="P43"><text:s text:c="8"/>ac.register(AppConfig.class);</text:p>
      <text:p text:style-name="P43"><text:s text:c="8"/>ac.refresh();</text:p>
      <text:p text:style-name="P43"/>
      <text:p text:style-name="P43"><text:s text:c="8"/>// Create and register the DispatcherServlet</text:p>
      <text:p text:style-name="P43"><text:s text:c="8"/>DispatcherServlet servlet = new DispatcherServlet(ac);</text:p>
      <text:p text:style-name="P43"><text:s text:c="8"/>ServletRegistration.Dynamic registration = servletCxt.addServlet("app", servlet);</text:p>
      <text:p text:style-name="P43"><text:s text:c="8"/>registration.setLoadOnStartup(1);</text:p>
      <text:p text:style-name="P43"><text:s text:c="8"/>registration.addMapping("/app/*");</text:p>
      <text:p text:style-name="P43"><text:s text:c="4"/>}</text:p>
      <text:p text:style-name="P43">}</text:p>
      <text:p text:style-name="P43">Each servlet has <text:span text:style-name="T63">own</text:span> WebApplicationContext, <text:span text:style-name="T63">it is possible to share same root WebApplicationContext</text:span> among several.</text:p>
      <text:p text:style-name="P43"/>
      <text:p text:style-name="P43">AbstractAnnotationConfigDispatcherServletInitializer – extends WebApplicationInitializer, gives <text:tab/>easier initialization</text:p>
      <text:p text:style-name="P43"/>
      <text:p text:style-name="P51">Special beans <text:span text:style-name="T96">– </text:span><text:span text:style-name="T97">DispatcherServlet looks for these beans in context, if nothing found → uses default implementations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1">HandlerMapping</text:p>
          </table:table-cell>
          <table:table-cell table:style-name="Table2.B1" office:value-type="string">
            <text:p text:style-name="P161">Map request to handler</text:p>
            <text:p text:style-name="P161">RequestMappingHandlerMapping – supports @RequestMapping</text:p>
            <text:p text:style-name="P161">SimpleUrlHandlerMapping – map explicit URI to handler</text:p>
          </table:table-cell>
        </table:table-row>
        <table:table-row>
          <table:table-cell table:style-name="Table2.A2" office:value-type="string">
            <text:p text:style-name="P161">HandlerAdapter</text:p>
          </table:table-cell>
          <table:table-cell table:style-name="Table2.B2" office:value-type="string">
            <text:p text:style-name="P161">Handlers may have different args and annotations. This hides differences</text:p>
          </table:table-cell>
        </table:table-row>
        <table:table-row>
          <table:table-cell table:style-name="Table2.A2" office:value-type="string">
            <text:p text:style-name="P161">HandlerExceptionResolve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1">ViewResolve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1">LocaleResolve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1">ThemeResolve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61">MultipartResolver</text:p>
          </table:table-cell>
          <table:table-cell table:style-name="Table2.B2" office:value-type="string">
            <text:p text:style-name="P161">Parses multi-part requests(for example file upload)</text:p>
          </table:table-cell>
        </table:table-row>
        <table:table-row>
          <table:table-cell table:style-name="Table2.A2" office:value-type="string">
            <text:p text:style-name="P161">FlashMapManager</text:p>
          </table:table-cell>
          <table:table-cell table:style-name="Table2.B2" office:value-type="string">
            <text:p text:style-name="P161">Manages FlashMap which allows to pass params. to other handler during redirection</text:p>
          </table:table-cell>
        </table:table-row>
      </table:table>
      <text:p text:style-name="P43"/>
      <text:p text:style-name="P95"/>
      <text:p text:style-name="P101">How request is served</text:p>
      <text:p text:style-name="P98">1) Bound WebApplicationContext to request with key DispatcherServlet.WEB_APPLICATION_CONTEXT_ATTRIBUTE</text:p>
      <text:p text:style-name="P98"/>
      <text:p text:style-name="P98">2) Bound LocaleResolver</text:p>
      <text:p text:style-name="P96"/>
      <text:p text:style-name="P98">3) Bound ThemeResolver</text:p>
      <text:p text:style-name="P98"/>
      <text:p text:style-name="P98">4) If request is multi-part → it is wrapped with <text:span text:style-name="T63">MultipartHttpServletRequest</text:span></text:p>
      <text:p text:style-name="P96"/>
      <text:p text:style-name="P98">5) Invoke handler</text:p>
      <text:p text:style-name="P98"/>
      <text:p text:style-name="P98">6) Render view</text:p>
      <text:p text:style-name="P103"/>
      <text:p text:style-name="P104"><text:soft-page-break/></text:p>
      <text:p text:style-name="P128">Intercepting requests</text:p>
      <text:p text:style-name="P105">Interceptors implement <text:span text:style-name="T63">HandlerInterceptor</text:span></text:p>
      <text:p text:style-name="P107">boolean <text:span text:style-name="T63">preHandle</text:span>(HttpServletRequest request, HttpServletResponse response, Object handler) – <text:span text:style-name="T98">return false to break handling</text:span></text:p>
      <text:p text:style-name="P107">void <text:span text:style-name="T63">postHandle</text:span>(HttpServletRequest request, HttpServletResponse response, Object handler,</text:p>
      <text:p text:style-name="P145"><text:span text:style-name="T41"><text:tab/><text:tab/><text:tab/>ModelAndView modelAndView) – </text:span><text:span text:style-name="T53">too late to modify response</text:span><text:span text:style-name="T42">(add header, change body). Use </text:span><text:span text:style-name="T53">@ControllerAdvice</text:span><text:span text:style-name="T42"> </text:span><text:span text:style-name="T43">to modify request</text:span></text:p>
      <text:p text:style-name="P107">void <text:span text:style-name="T63">afterCompletion</text:span>(HttpServletRequest request, HttpServletResponse response, Object handler, Exception ex)</text:p>
      <text:p text:style-name="P107"/>
      <text:p text:style-name="P107"/>
      <text:p text:style-name="P107"/>
      <text:p text:style-name="P108">@ControllerAdvice – for all controller classes, this may be narrowed by:</text:p>
      <text:p text:style-name="P108">Class&lt;?&gt;[] assignableTypes – <text:span text:style-name="T99">specify controller class</text:span></text:p>
      <text:p text:style-name="P108">Class&lt;?&gt;[] basePackageClasses – <text:span text:style-name="T99">specify at least 1 class from desired package</text:span></text:p>
      <text:p text:style-name="P108"/>
      <text:p text:style-name="P107"/>
      <text:p text:style-name="P129">Configure interceptors</text:p>
      <text:p text:style-name="P108">public class WebConfig implements <text:span text:style-name="T63">WebMvcConfigurer</text:span> {</text:p>
      <text:p text:style-name="P108"/>
      <text:p text:style-name="P108"><text:s text:c="4"/>@Override</text:p>
      <text:p text:style-name="P108"><text:s text:c="4"/>public void addInterceptors(InterceptorRegistry registry) {</text:p>
      <text:p text:style-name="P108"><text:s text:c="9"/>registry.addInterceptor(new ThemeChangeInterceptor())</text:p>
      <text:p text:style-name="P108"><text:tab/><text:tab/><text:tab/>.addPathPatterns("/**")</text:p>
      <text:p text:style-name="P108"><text:tab/><text:tab/><text:tab/>.excludePathPatterns("/admin/**");</text:p>
      <text:p text:style-name="P108"><text:s text:c="4"/>}</text:p>
      <text:p text:style-name="P108">}</text:p>
      <text:p text:style-name="P108"/>
      <text:p text:style-name="P130">MultipartResolver</text:p>
      <text:p text:style-name="P146"><text:span text:style-name="T44">Register </text:span><text:span text:style-name="T54">MultipartConfigElement</text:span><text:span text:style-name="T44"> and add bean of type </text:span><text:span text:style-name="T54">StandardServletMultipartResolver</text:span><text:span text:style-name="T44"> to servlet context </text:span><text:span text:style-name="T45">with name </text:span><text:span text:style-name="T54">multipartResolver</text:span></text:p>
      <text:p text:style-name="P109"/>
      <text:p text:style-name="P109"><text:s/>@Override</text:p>
      <text:p text:style-name="P109"><text:s text:c="4"/>protected void customizeRegistration(ServletRegistration.Dynamic registration) {</text:p>
      <text:p text:style-name="P109"><text:s text:c="7"/>// Optionally also set maxFileSize, maxRequestSize, fileSizeThreshold</text:p>
      <text:p text:style-name="P109"><text:s text:c="8"/>registration.setMultipartConfig(new MultipartConfigElement("/tmp"));</text:p>
      <text:p text:style-name="P109"><text:s text:c="4"/>}</text:p>
      <text:p text:style-name="P109"/>
      <text:p text:style-name="P147"><text:span text:style-name="T55">Request Mapping </text:span><text:span text:style-name="T56">with Registration</text:span></text:p>
      <text:p text:style-name="P110">@Configuration</text:p>
      <text:p text:style-name="P110">public class MyConfig {</text:p>
      <text:p text:style-name="P110"/>
      <text:p text:style-name="P109">@Autowired</text:p>
      <text:p text:style-name="P109">public void setHandlerMapping(RequestMappingHandlerMapping mapping, UserHandler handler) <text:span text:style-name="T102">{</text:span></text:p>
      <text:p text:style-name="P109"/>
      <text:p text:style-name="P109"><text:tab/>RequestMappingInfo info = RequestMappingInfo</text:p>
      <text:p text:style-name="P109"><text:s text:c="16"/>.paths("/user/{id}").methods(RequestMethod.GET).build(); </text:p>
      <text:p text:style-name="P109"/>
      <text:p text:style-name="P109"><text:tab/> Method method = UserHandler.class.getMethod("getUser", Long.class); </text:p>
      <text:p text:style-name="P109"/>
      <text:p text:style-name="P109"><text:soft-page-break/><text:tab/>mapping.registerMapping(info, handler, method); </text:p>
      <text:p text:style-name="P109"><text:s text:c="4"/>}</text:p>
      <text:p text:style-name="P109">}</text:p>
      <text:p text:style-name="P108"/>
      <text:p text:style-name="P131">Request Mapping <text:span text:style-name="T102">with Annotations</text:span></text:p>
      <text:p text:style-name="P113">@RequestMapping</text:p>
      <text:p text:style-name="P115">path: String[] - <text:span text:style-name="T101">patterns of URI</text:span></text:p>
      <text:p text:style-name="P114">name: String[] - <text:span text:style-name="T101">name of mapping</text:span></text:p>
      <text:p text:style-name="P115">headers: String[] - <text:span text:style-name="T101">array of </text:span>“My-Header=myValue” <text:span text:style-name="T68">or</text:span><text:span text:style-name="T101"> “My-Header!=myValue” </text:span><text:span text:style-name="T68">or</text:span><text:span text:style-name="T101"> “!My-Header”</text:span></text:p>
      <text:p text:style-name="P115">params: String[] - <text:span text:style-name="T101">array of “</text:span>myParam=myValue” <text:span text:style-name="T101">or “</text:span>myParam!=myValue” <text:span text:style-name="T101">or “!</text:span>myParam”</text:p>
      <text:p text:style-name="P114">consumes: String[] - <text:span text:style-name="T101">array of MIME types</text:span></text:p>
      <text:p text:style-name="P115">produces: String[] - <text:span text:style-name="T101">array of MIME types</text:span></text:p>
      <text:p text:style-name="P113"/>
      <text:p text:style-name="P116">@GetMapping</text:p>
      <text:p text:style-name="P116">* * *</text:p>
      <text:p text:style-name="P116">@PutMapping</text:p>
      <text:p text:style-name="P116"/>
      <text:p text:style-name="P132">Handler arguments</text:p>
      <text:p text:style-name="P116"><text:a xlink:type="simple" xlink:href="https://docs.spring.io/spring/docs/current/spring-framework-reference/web.html#mvc-ann-arguments" text:style-name="Internet_20_link" text:visited-style-name="Visited_20_Internet_20_Link">https://docs.spring.io/spring/docs/current/spring-framework-reference/web.html#mvc-ann-arguments</text:a></text:p>
      <text:p text:style-name="P116"/>
      <text:p text:style-name="P116"><text:a xlink:type="simple" xlink:href="https://docs.spring.io/spring/docs/current/spring-framework-reference/web.html#mvc-ann-return-types" text:style-name="Internet_20_link" text:visited-style-name="Visited_20_Internet_20_Link">https://docs.spring.io/spring/docs/current/spring-framework-reference/web.html#mvc-ann-return-types</text:a></text:p>
      <text:p text:style-name="P116"/>
      <text:p text:style-name="P117">@RequestParam</text:p>
      <text:p text:style-name="P117">@RequestHeader</text:p>
      <text:p text:style-name="P117">@PathVariable</text:p>
      <text:p text:style-name="P117"/>
      <text:p text:style-name="P117">@MatrixVariable – see below. <text:span text:style-name="T69">Also</text:span><text:span text:style-name="T103"> may use </text:span>MultiValueMap&lt;String, ?&gt;</text:p>
      <text:p text:style-name="P117"><text:tab/>// GET /owners/42;q=11/pets/21;q=22</text:p>
      <text:p text:style-name="P105"><text:tab/>@GetMapping("/owners/{<text:span text:style-name="T63">ownerId</text:span>}/pets/{<text:span text:style-name="T63">petId</text:span>}")</text:p>
      <text:p text:style-name="P105"><text:tab/>public void findPet(</text:p>
      <text:p text:style-name="P105"><text:tab/> <text:s text:c="7"/>@MatrixVariable(name="q", pathVar="<text:span text:style-name="T63">ownerId</text:span>") int q1,</text:p>
      <text:p text:style-name="P105"><text:tab/> <text:s text:c="7"/>@MatrixVariable(name="q", pathVar="<text:span text:style-name="T63">petId</text:span>") int q2) {</text:p>
      <text:p text:style-name="P105"/>
      <text:p text:style-name="P105">@CookieValue</text:p>
      <text:p text:style-name="P105"/>
      <text:p text:style-name="P105">@SessionAttributes<text:span text:style-name="T105">(“&lt;name of attribute&gt;”) - over class; on the first request, when attribute is added to the model, it will be </text:span><text:span text:style-name="T70">populated to servlet session. </text:span><text:span text:style-name="T107">It will stay there till </text:span><text:span text:style-name="T70">SessionStatus.</text:span><text:span text:style-name="T71">setComplete()</text:span><text:span text:style-name="T108"> is not invoked.</text:span></text:p>
      <text:p text:style-name="P105"/>
      <text:p text:style-name="P105">@ModelAttribute – <text:span text:style-name="T104">to get already setted model-attribute.</text:span></text:p>
      <text:p text:style-name="P124">binding: boolean – set false if binding is not needed</text:p>
      <text:p text:style-name="P87"><text:span text:style-name="T61">Retriving </text:span><text:span text:style-name="T62">attribute </text:span><text:span text:style-name="T61">from:</text:span></text:p>
      <text:p text:style-name="P118">1) Model, if it was previously setted</text:p>
      <text:p text:style-name="P118">2) Session Attributes</text:p>
      <text:p text:style-name="P118"/>
      <text:p text:style-name="P118">3) URI path variable</text:p>
      <text:p text:style-name="P119">registered <text:span text:style-name="T63">Converter&lt;String, &lt;type&gt;&gt;</text:span> resolves path variable to object. <text:span text:style-name="T72">Impl should be thread safe</text:span></text:p>
      <text:p text:style-name="P149"><text:span text:style-name="T57">WebDataBinder</text:span><text:span text:style-name="T50"> fills fields of object by </text:span><text:span text:style-name="T57">request parameters. </text:span><text:span text:style-name="T46">Handler may read errors during binding from </text:span><text:span text:style-name="T58">BindingResult</text:span><text:span text:style-name="T46"> argument which is next after @ModelAttribute.</text:span></text:p>
      <text:p text:style-name="P148"><text:soft-page-break/><text:span text:style-name="T46">Registered bean, which implements </text:span><text:span text:style-name="T58">Validator</text:span><text:span text:style-name="T46"> w</text:span><text:span text:style-name="T47">ill</text:span><text:span text:style-name="T46"> validate result object </text:span><text:span text:style-name="T47">if </text:span><text:span text:style-name="T59">@Valid</text:span><text:span text:style-name="T47"> of </text:span><text:span text:style-name="T59">@Validated</text:span><text:span text:style-name="T47"> is placed for handler argument.</text:span></text:p>
      <text:p text:style-name="P111"/>
      <text:p text:style-name="P148"><text:span text:style-name="T47">@InitBinder – </text:span><text:span text:style-name="T48">to customize data binding</text:span></text:p>
      <text:p text:style-name="P148"><text:span text:style-name="T47">public void initBinder(WebDataBinder dataBinder) </text:span><text:span text:style-name="T48">{}</text:span></text:p>
      <text:p text:style-name="P118"/>
      <text:p text:style-name="P118">4) Invocation of default constructor</text:p>
      <text:p text:style-name="P118">5) Invocation of “primary constructor” with request parameters as arguments(names of arguments from <text:span text:style-name="T63">@ConstructorProperties</text:span>)</text:p>
      <text:p text:style-name="P118"/>
      <text:p text:style-name="P133">RedirectParameters</text:p>
      <text:p text:style-name="P120">Model attributes are automatically added to redirect URL: **?attr=attrVal</text:p>
      <text:p text:style-name="P120">To disable this behaviour inject <text:span text:style-name="T63">RequestMappingHandlerAdapter</text:span> and invoke RequestMappingHandlerAdapter.<text:span text:style-name="T63">setIgnoreDefaultModelOnRedirect(true)</text:span></text:p>
      <text:p text:style-name="P135"><text:span text:style-name="T110">Use</text:span><text:span text:style-name="T113"> </text:span><text:span text:style-name="T114">RedirectParameters</text:span><text:span text:style-name="T116"> </text:span><text:span text:style-name="T117">argument of handler to pass attributes to another handler: </text:span></text:p>
      <text:p text:style-name="P136"><text:span text:style-name="T111">RedirectParameters.</text:span><text:span text:style-name="T113">addAttribute().</text:span><text:span text:style-name="T110"> </text:span><text:span text:style-name="T112">Sent in header </text:span><text:span text:style-name="T115">Location</text:span><text:span text:style-name="T112">. Retrieve by @RequestParam</text:span></text:p>
      <text:p text:style-name="P125">and</text:p>
      <text:p text:style-name="P136"><text:span text:style-name="T111">RedirectParameters.</text:span><text:span text:style-name="T63">addFlashAttribute</text:span><text:span text:style-name="T10">(). </text:span><text:span text:style-name="T11">Is not sent</text:span><text:span text:style-name="T32"> in request.</text:span><text:span text:style-name="T11"> </text:span><text:span text:style-name="T32">Retrieve by @ModelParam</text:span></text:p>
      <text:p text:style-name="P126"/>
      <text:p text:style-name="P121"><text:span text:style-name="T63">Another way to redirect:</text:span><text:span text:style-name="T106"> r</text:span><text:span text:style-name="T109">eturn RedirectView</text:span></text:p>
      <text:p text:style-name="P118"/>
      <text:p text:style-name="P121">@JsonView(&lt;Class to which serialze&gt;)</text:p>
      <text:p text:style-name="P122">sometimes <text:span text:style-name="T63">not all fields of object should be serialized</text:span>.</text:p>
      <text:p text:style-name="P122">Set @JsonView over handler and class, which will be used for serialization.</text:p>
      <text:p text:style-name="P134">Or</text:p>
      <text:p text:style-name="P123">MappingJacksonValue value = new MappingJacksonValue(user);</text:p>
      <text:p text:style-name="P123"><text:s/>value.setSerializationView(User.WithoutPasswordView.class);</text:p>
      <text:p text:style-name="P123"><text:s/>return value;</text:p>
      <text:p text:style-name="P105"/>
      <text:p text:style-name="P105"/>
      <text:p text:style-name="P105">@ExceptionHandler<text:span text:style-name="T118">({FileSystemException.class, RemoteException.class})</text:span> – <text:span text:style-name="T118">method will handle exceptions of </text:span><text:span text:style-name="T73">own</text:span><text:span text:style-name="T118"> controller. Array allows </text:span><text:span text:style-name="T73">“multi-catch”</text:span></text:p>
      <text:p text:style-name="P105"><text:a xlink:type="simple" xlink:href="https://docs.spring.io/spring/docs/current/spring-framework-reference/web.html#mvc-ann-exceptionhandler-args" text:style-name="Internet_20_link" text:visited-style-name="Visited_20_Internet_20_Link">https://docs.spring.io/spring/docs/current/spring-framework-reference/web.html#mvc-ann-exceptionhandler-args</text:a></text:p>
      <text:p text:style-name="P150"><text:span text:style-name="T51">@ExceptionHandler </text:span><text:span text:style-name="T52">in @ControllerAdvice </text:span><text:span text:style-name="T60">works for target controllers </text:span><text:span text:style-name="T49">specified by</text:span></text:p>
      <text:p text:style-name="P112">annotations - <text:s/>contain any annotation</text:p>
      <text:p text:style-name="P112">assignableTypes – assigned to any of types</text:p>
      <text:p text:style-name="P112">basePackageClasses – are in packages</text:p>
      <text:p text:style-name="P112">basePackages</text:p>
      <text:p text:style-name="P127">Arguments and return types see here:</text:p>
      <text:p text:style-name="P127"><text:a xlink:type="simple" xlink:href="https://docs.spring.io/spring-framework/docs/current/javadoc-api/org/springframework/web/bind/annotation/ExceptionHandler.html" text:style-name="Internet_20_link" text:visited-style-name="Visited_20_Internet_20_Link">https://docs.spring.io/spring-framework/docs/current/javadoc-api/org/springframework/web/bind/annotation/ExceptionHandler.html</text:a></text:p>
      <text:p text:style-name="P106"/>
      <text:p text:style-name="P105"/>
      <text:p text:style-name="P105">@ResponseStatus – ???</text:p>
      <text:p text:style-name="P104"/>
      <text:p text:style-name="P104"/>
      <text:p text:style-name="P104"/>
      <text:p text:style-name="P104"/>
      <text:p text:style-name="P104"/>
      <text:p text:style-name="P102"><text:a xlink:type="simple" xlink:href="https://docs.spring.io/spring-framework/docs/current/spring-framework-reference/integration.html#jms" text:style-name="Internet_20_link" text:visited-style-name="Visited_20_Internet_20_Link">https://docs.spring.io/spring-framework/docs/current/spring-framework-reference/integration.html#jms</text:a><text:span text:style-name="T40"> <text:s/></text:span><text:bookmark text:name="jms"/><text:span text:style-name="T40">JMS (Java Message Service)</text:span></text:p>
      <text:p text:style-name="P103"><text:soft-page-break/></text:p>
      <text:p text:style-name="P103"/>
      <text:p text:style-name="P103"/>
      <text:p text:style-name="P97">Q:</text:p>
      <text:p text:style-name="P97">refreshing context</text:p>
      <text:p text:style-name="P99">prototype – when recreate? What if injected to singleton?</text:p>
      <text:p text:style-name="P100">What is session? How to start session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ontserrat" svg:font-family="Montserrat, Arial, Helvetica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5-19T11:01:49.388000000</dc:date>
    <meta:editing-duration>P3DT6H57M18S</meta:editing-duration>
    <meta:editing-cycles>123</meta:editing-cycles>
    <meta:generator>LibreOffice/6.3.4.2$Windows_X86_64 LibreOffice_project/60da17e045e08f1793c57c00ba83cdfce946d0aa</meta:generator>
    <meta:document-statistic meta:table-count="2" meta:image-count="0" meta:object-count="0" meta:page-count="12" meta:paragraph-count="370" meta:word-count="2048" meta:character-count="19270" meta:non-whitespace-character-count="17277"/>
  </office:meta>
</office:document-meta>
</file>